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Roboto" svg:font-family="Roboto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>
      <style:text-properties fo:color="#0000ff"/>
    </style:style>
    <style:style style:name="T2_58" style:family="text"/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color="#0000ff"/>
    </style:style>
    <style:style style:name="T5_2" style:family="text">
      <style:text-properties fo:color="#0000ff"/>
    </style:style>
    <style:style style:name="T5_3" style:family="text">
      <style:text-properties fo:color="#0000ff"/>
    </style:style>
    <style:style style:name="T5_4" style:family="text">
      <style:text-properties fo:color="#0000ff"/>
    </style:style>
    <style:style style:name="T5_5" style:family="text">
      <style:text-properties fo:color="#0000ff"/>
    </style:style>
    <style:style style:name="T5_6" style:family="text">
      <style:text-properties fo:color="#0000ff"/>
    </style:style>
    <style:style style:name="T5_7" style:family="text">
      <style:text-properties fo:color="#0000ff"/>
    </style:style>
    <style:style style:name="T5_8" style:family="text">
      <style:text-properties fo:color="#0000ff"/>
    </style:style>
    <style:style style:name="T5_9" style:family="text">
      <style:text-properties fo:color="#0000ff"/>
    </style:style>
    <style:style style:name="T5_10" style:family="text">
      <style:text-properties fo:color="#0000ff"/>
    </style:style>
    <style:style style:name="T5_11" style:family="text">
      <style:text-properties fo:color="#0000ff"/>
    </style:style>
    <style:style style:name="T5_12" style:family="text">
      <style:text-properties fo:color="#0000ff"/>
    </style:style>
    <style:style style:name="T5_13" style:family="text">
      <style:text-properties fo:color="#0000ff"/>
    </style:style>
    <style:style style:name="T5_14" style:family="text">
      <style:text-properties fo:color="#0000ff"/>
    </style:style>
    <style:style style:name="T5_15" style:family="text">
      <style:text-properties fo:color="#0000ff"/>
    </style:style>
    <style:style style:name="T5_16" style:family="text">
      <style:text-properties fo:color="#0000ff"/>
    </style:style>
    <style:style style:name="T5_17" style:family="text">
      <style:text-properties fo:color="#0000ff"/>
    </style:style>
    <style:style style:name="T5_18" style:family="text">
      <style:text-properties fo:color="#0000ff"/>
    </style:style>
    <style:style style:name="T5_19" style:family="text">
      <style:text-properties fo:color="#0000ff"/>
    </style:style>
    <style:style style:name="T5_20" style:family="text">
      <style:text-properties fo:color="#0000ff"/>
    </style:style>
    <style:style style:name="T5_21" style:family="text">
      <style:text-properties fo:color="#0000ff"/>
    </style:style>
    <style:style style:name="T5_22" style:family="text">
      <style:text-properties fo:color="#0000ff"/>
    </style:style>
    <style:style style:name="T5_23" style:family="text">
      <style:text-properties fo:color="#0000ff"/>
    </style:style>
    <style:style style:name="T5_24" style:family="text">
      <style:text-properties fo:color="#0000ff"/>
    </style:style>
    <style:style style:name="T5_25" style:family="text">
      <style:text-properties fo:color="#0000ff"/>
    </style:style>
    <style:style style:name="T5_26" style:family="text">
      <style:text-properties fo:color="#0000ff"/>
    </style:style>
    <style:style style:name="T5_27" style:family="text">
      <style:text-properties fo:color="#0000ff"/>
    </style:style>
    <style:style style:name="T5_28" style:family="text">
      <style:text-properties fo:color="#0000ff"/>
    </style:style>
    <style:style style:name="T5_29" style:family="text">
      <style:text-properties fo:color="#0000ff"/>
    </style:style>
    <style:style style:name="T5_30" style:family="text">
      <style:text-properties fo:color="#0000ff"/>
    </style:style>
    <style:style style:name="T5_31" style:family="text">
      <style:text-properties fo:color="#0000ff"/>
    </style:style>
    <style:style style:name="T5_32" style:family="text">
      <style:text-properties fo:color="#0000ff"/>
    </style:style>
    <style:style style:name="T5_33" style:family="text">
      <style:text-properties fo:color="#0000ff"/>
    </style:style>
    <style:style style:name="T5_34" style:family="text">
      <style:text-properties fo:color="#0000ff"/>
    </style:style>
    <style:style style:name="T5_35" style:family="text">
      <style:text-properties fo:color="#0000ff"/>
    </style:style>
    <style:style style:name="T5_36" style:family="text">
      <style:text-properties fo:color="#0000ff"/>
    </style:style>
    <style:style style:name="T5_37" style:family="text">
      <style:text-properties fo:color="#0000ff"/>
    </style:style>
    <style:style style:name="T5_38" style:family="text">
      <style:text-properties fo:color="#0000ff"/>
    </style:style>
    <style:style style:name="T5_39" style:family="text">
      <style:text-properties fo:color="#0000ff"/>
    </style:style>
    <style:style style:name="T5_40" style:family="text">
      <style:text-properties fo:color="#0000ff"/>
    </style:style>
    <style:style style:name="T5_41" style:family="text">
      <style:text-properties fo:color="#0000ff"/>
    </style:style>
    <style:style style:name="T5_42" style:family="text">
      <style:text-properties fo:color="#0000ff"/>
    </style:style>
    <style:style style:name="T5_43" style:family="text">
      <style:text-properties fo:color="#0000ff"/>
    </style:style>
    <style:style style:name="T5_44" style:family="text">
      <style:text-properties fo:color="#0000ff"/>
    </style:style>
    <style:style style:name="T5_45" style:family="text">
      <style:text-properties fo:color="#0000ff"/>
    </style:style>
    <style:style style:name="T5_46" style:family="text">
      <style:text-properties fo:color="#0000ff"/>
    </style:style>
    <style:style style:name="T5_47" style:family="text">
      <style:text-properties fo:color="#0000ff"/>
    </style:style>
    <style:style style:name="T5_48" style:family="text">
      <style:text-properties fo:color="#0000ff"/>
    </style:style>
    <style:style style:name="T5_49" style:family="text">
      <style:text-properties fo:color="#0000ff"/>
    </style:style>
    <style:style style:name="T5_50" style:family="text">
      <style:text-properties fo:color="#0000ff"/>
    </style:style>
    <style:style style:name="T5_51" style:family="text">
      <style:text-properties fo:color="#0000ff"/>
    </style:style>
    <style:style style:name="T5_52" style:family="text">
      <style:text-properties fo:color="#0000ff"/>
    </style:style>
    <style:style style:name="T5_53" style:family="text">
      <style:text-properties fo:color="#0000ff"/>
    </style:style>
    <style:style style:name="T5_54" style:family="text">
      <style:text-properties fo:color="#0000ff"/>
    </style:style>
    <style:style style:name="T5_55" style:family="text">
      <style:text-properties fo:color="#0000ff"/>
    </style:style>
    <style:style style:name="T5_56" style:family="text">
      <style:text-properties fo:color="#0000ff"/>
    </style:style>
    <style:style style:name="T5_57" style:family="text">
      <style:text-properties fo:color="#0000ff"/>
    </style:style>
    <style:style style:name="T5_58" style:family="text">
      <style:text-properties fo:color="#0000ff"/>
    </style:style>
    <style:style style:name="T5_59" style:family="text">
      <style:text-properties fo:color="#0000ff"/>
    </style:style>
    <style:style style:name="T5_60" style:family="text">
      <style:text-properties fo:color="#0000ff"/>
    </style:style>
    <style:style style:name="T5_61" style:family="text">
      <style:text-properties fo:color="#0000ff"/>
    </style:style>
    <style:style style:name="T5_62" style:family="text">
      <style:text-properties fo:color="#0000ff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Heading_20_2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color="#0000ff"/>
    </style:style>
    <style:style style:name="T10_2" style:family="text">
      <style:text-properties fo:color="#0000ff"/>
    </style:style>
    <style:style style:name="T10_3" style:family="text">
      <style:text-properties fo:color="#0000ff"/>
    </style:style>
    <style:style style:name="T10_4" style:family="text">
      <style:text-properties fo:color="#0000ff"/>
    </style:style>
    <style:style style:name="T10_5" style:family="text">
      <style:text-properties fo:color="#0000ff"/>
    </style:style>
    <style:style style:name="T10_6" style:family="text">
      <style:text-properties fo:color="#0000ff"/>
    </style:style>
    <style:style style:name="T10_7" style:family="text">
      <style:text-properties fo:color="#0000ff"/>
    </style:style>
    <style:style style:name="T10_8" style:family="text">
      <style:text-properties fo:color="#0000ff"/>
    </style:style>
    <style:style style:name="T10_9" style:family="text">
      <style:text-properties fo:color="#0000ff"/>
    </style:style>
    <style:style style:name="T10_10" style:family="text">
      <style:text-properties fo:color="#0000ff"/>
    </style:style>
    <style:style style:name="T10_11" style:family="text">
      <style:text-properties fo:color="#0000ff"/>
    </style:style>
    <style:style style:name="T10_12" style:family="text">
      <style:text-properties fo:color="#0000ff"/>
    </style:style>
    <style:style style:name="T10_13" style:family="text">
      <style:text-properties fo:color="#0000ff"/>
    </style:style>
    <style:style style:name="T10_14" style:family="text">
      <style:text-properties fo:color="#0000ff"/>
    </style:style>
    <style:style style:name="T10_15" style:family="text">
      <style:text-properties fo:color="#0000ff"/>
    </style:style>
    <style:style style:name="T10_16" style:family="text">
      <style:text-properties fo:color="#0000ff"/>
    </style:style>
    <style:style style:name="T10_17" style:family="text">
      <style:text-properties fo:color="#0000ff"/>
    </style:style>
    <style:style style:name="T10_18" style:family="text">
      <style:text-properties fo:color="#0000ff"/>
    </style:style>
    <style:style style:name="T10_19" style:family="text">
      <style:text-properties fo:color="#0000ff"/>
    </style:style>
    <style:style style:name="T10_20" style:family="text">
      <style:text-properties fo:color="#0000ff"/>
    </style:style>
    <style:style style:name="T10_21" style:family="text">
      <style:text-properties fo:color="#0000ff"/>
    </style:style>
    <style:style style:name="T10_22" style:family="text">
      <style:text-properties fo:color="#0000ff"/>
    </style:style>
    <style:style style:name="T10_23" style:family="text">
      <style:text-properties fo:color="#0000ff"/>
    </style:style>
    <style:style style:name="T10_24" style:family="text">
      <style:text-properties fo:color="#0000ff"/>
    </style:style>
    <style:style style:name="T10_25" style:family="text">
      <style:text-properties fo:color="#0000ff"/>
    </style:style>
    <style:style style:name="T10_26" style:family="text">
      <style:text-properties fo:color="#0000ff"/>
    </style:style>
    <style:style style:name="T10_27" style:family="text">
      <style:text-properties fo:color="#0000ff"/>
    </style:style>
    <style:style style:name="T10_28" style:family="text">
      <style:text-properties fo:color="#0000ff"/>
    </style:style>
    <style:style style:name="T10_29" style:family="text">
      <style:text-properties fo:color="#0000ff"/>
    </style:style>
    <style:style style:name="T10_30" style:family="text">
      <style:text-properties fo:color="#0000ff"/>
    </style:style>
    <style:style style:name="T10_31" style:family="text">
      <style:text-properties fo:color="#0000ff"/>
    </style:style>
    <style:style style:name="T10_32" style:family="text">
      <style:text-properties fo:color="#0000ff"/>
    </style:style>
    <style:style style:name="T10_33" style:family="text">
      <style:text-properties fo:color="#0000ff"/>
    </style:style>
    <style:style style:name="T10_34" style:family="text">
      <style:text-properties fo:color="#0000ff"/>
    </style:style>
    <style:style style:name="T10_35" style:family="text">
      <style:text-properties fo:color="#0000ff"/>
    </style:style>
    <style:style style:name="T10_36" style:family="text">
      <style:text-properties fo:color="#0000ff"/>
    </style:style>
    <style:style style:name="T10_37" style:family="text">
      <style:text-properties fo:color="#0000ff"/>
    </style:style>
    <style:style style:name="T10_38" style:family="text">
      <style:text-properties fo:color="#0000ff"/>
    </style:style>
    <style:style style:name="T10_39" style:family="text">
      <style:text-properties fo:color="#0000ff"/>
    </style:style>
    <style:style style:name="T10_40" style:family="text">
      <style:text-properties fo:color="#0000ff"/>
    </style:style>
    <style:style style:name="T10_41" style:family="text">
      <style:text-properties fo:color="#0000ff"/>
    </style:style>
    <style:style style:name="T10_42" style:family="text">
      <style:text-properties fo:color="#0000ff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Heading_20_2">
      <style:paragraph-properties fo:break-before="auto" fo:line-height="115%" style:writing-mode="lr-tb"/>
    </style:style>
    <style:style style:name="T14_1" style:family="text"/>
    <style:style style:name="P15" style:family="paragraph" style:parent-style-name="Heading_20_3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color="#0000ff"/>
    </style:style>
    <style:style style:name="T16_2" style:family="text">
      <style:text-properties fo:color="#0000ff"/>
    </style:style>
    <style:style style:name="T16_3" style:family="text">
      <style:text-properties fo:color="#0000ff"/>
    </style:style>
    <style:style style:name="T16_4" style:family="text">
      <style:text-properties fo:color="#0000ff"/>
    </style:style>
    <style:style style:name="T16_5" style:family="text">
      <style:text-properties fo:color="#0000ff"/>
    </style:style>
    <style:style style:name="T16_6" style:family="text">
      <style:text-properties fo:color="#0000ff"/>
    </style:style>
    <style:style style:name="T16_7" style:family="text">
      <style:text-properties fo:color="#0000ff"/>
    </style:style>
    <style:style style:name="T16_8" style:family="text">
      <style:text-properties fo:color="#0000ff"/>
    </style:style>
    <style:style style:name="T16_9" style:family="text">
      <style:text-properties fo:color="#0000ff"/>
    </style:style>
    <style:style style:name="T16_10" style:family="text">
      <style:text-properties fo:color="#0000ff"/>
    </style:style>
    <style:style style:name="T16_11" style:family="text">
      <style:text-properties fo:color="#0000ff"/>
    </style:style>
    <style:style style:name="T16_12" style:family="text">
      <style:text-properties fo:color="#0000ff"/>
    </style:style>
    <style:style style:name="T16_13" style:family="text">
      <style:text-properties fo:color="#0000ff"/>
    </style:style>
    <style:style style:name="T16_14" style:family="text">
      <style:text-properties fo:color="#0000ff"/>
    </style:style>
    <style:style style:name="T16_15" style:family="text">
      <style:text-properties fo:color="#0000ff"/>
    </style:style>
    <style:style style:name="T16_16" style:family="text">
      <style:text-properties fo:color="#0000ff"/>
    </style:style>
    <style:style style:name="T16_17" style:family="text">
      <style:text-properties fo:color="#0000ff"/>
    </style:style>
    <style:style style:name="T16_18" style:family="text">
      <style:text-properties fo:color="#0000ff"/>
    </style:style>
    <style:style style:name="T16_19" style:family="text">
      <style:text-properties fo:color="#0000ff"/>
    </style:style>
    <style:style style:name="T16_20" style:family="text">
      <style:text-properties fo:color="#0000ff"/>
    </style:style>
    <style:style style:name="T16_21" style:family="text">
      <style:text-properties fo:color="#0000ff"/>
    </style:style>
    <style:style style:name="T16_22" style:family="text">
      <style:text-properties fo:color="#0000ff"/>
    </style:style>
    <style:style style:name="T16_23" style:family="text">
      <style:text-properties fo:color="#0000ff"/>
    </style:style>
    <style:style style:name="T16_24" style:family="text">
      <style:text-properties fo:color="#0000ff"/>
    </style:style>
    <style:style style:name="T16_25" style:family="text">
      <style:text-properties fo:color="#0000ff"/>
    </style:style>
    <style:style style:name="T16_26" style:family="text">
      <style:text-properties fo:color="#0000ff"/>
    </style:style>
    <style:style style:name="T16_27" style:family="text">
      <style:text-properties fo:color="#0000ff"/>
    </style:style>
    <style:style style:name="T16_28" style:family="text">
      <style:text-properties fo:color="#0000ff"/>
    </style:style>
    <style:style style:name="T16_29" style:family="text">
      <style:text-properties fo:color="#0000ff"/>
    </style:style>
    <style:style style:name="T16_30" style:family="text">
      <style:text-properties fo:color="#0000ff"/>
    </style:style>
    <style:style style:name="T16_31" style:family="text">
      <style:text-properties fo:color="#0000ff"/>
    </style:style>
    <style:style style:name="T16_32" style:family="text">
      <style:text-properties fo:color="#0000ff"/>
    </style:style>
    <style:style style:name="T16_33" style:family="text">
      <style:text-properties fo:color="#0000ff"/>
    </style:style>
    <style:style style:name="T16_34" style:family="text">
      <style:text-properties fo:color="#0000ff"/>
    </style:style>
    <style:style style:name="T16_35" style:family="text">
      <style:text-properties fo:color="#0000ff"/>
    </style:style>
    <style:style style:name="T16_36" style:family="text">
      <style:text-properties fo:color="#0000ff"/>
    </style:style>
    <style:style style:name="T16_37" style:family="text">
      <style:text-properties fo:color="#0000ff"/>
    </style:style>
    <style:style style:name="T16_38" style:family="text">
      <style:text-properties fo:color="#0000ff"/>
    </style:style>
    <style:style style:name="T16_39" style:family="text">
      <style:text-properties fo:color="#0000ff"/>
    </style:style>
    <style:style style:name="T16_40" style:family="text">
      <style:text-properties fo:color="#0000ff"/>
    </style:style>
    <style:style style:name="T16_41" style:family="text">
      <style:text-properties fo:color="#0000ff"/>
    </style:style>
    <style:style style:name="T16_42" style:family="text">
      <style:text-properties fo:color="#0000ff"/>
    </style:style>
    <style:style style:name="T16_43" style:family="text">
      <style:text-properties fo:color="#0000ff"/>
    </style:style>
    <style:style style:name="T16_44" style:family="text">
      <style:text-properties fo:color="#0000ff"/>
    </style:style>
    <style:style style:name="T16_45" style:family="text">
      <style:text-properties fo:color="#0000ff"/>
    </style:style>
    <style:style style:name="T16_46" style:family="text">
      <style:text-properties fo:color="#0000ff"/>
    </style:style>
    <style:style style:name="T16_47" style:family="text">
      <style:text-properties fo:color="#0000ff"/>
    </style:style>
    <style:style style:name="T16_48" style:family="text">
      <style:text-properties fo:color="#0000ff"/>
    </style:style>
    <style:style style:name="T16_49" style:family="text">
      <style:text-properties fo:color="#0000ff"/>
    </style:style>
    <style:style style:name="T16_50" style:family="text">
      <style:text-properties fo:color="#0000ff"/>
    </style:style>
    <style:style style:name="T16_51" style:family="text">
      <style:text-properties fo:color="#0000ff"/>
    </style:style>
    <style:style style:name="T16_52" style:family="text">
      <style:text-properties fo:color="#0000ff"/>
    </style:style>
    <style:style style:name="T16_53" style:family="text">
      <style:text-properties fo:color="#0000ff"/>
    </style:style>
    <style:style style:name="T16_54" style:family="text">
      <style:text-properties fo:color="#0000ff"/>
    </style:style>
    <style:style style:name="T16_55" style:family="text">
      <style:text-properties fo:color="#0000ff"/>
    </style:style>
    <style:style style:name="T16_56" style:family="text">
      <style:text-properties fo:color="#0000ff"/>
    </style:style>
    <style:style style:name="T16_57" style:family="text">
      <style:text-properties fo:color="#0000ff"/>
    </style:style>
    <style:style style:name="T16_58" style:family="text">
      <style:text-properties fo:color="#0000ff"/>
    </style:style>
    <style:style style:name="T16_59" style:family="text">
      <style:text-properties fo:color="#0000ff"/>
    </style:style>
    <style:style style:name="T16_60" style:family="text">
      <style:text-properties fo:color="#0000ff"/>
    </style:style>
    <style:style style:name="T16_61" style:family="text">
      <style:text-properties fo:color="#0000ff"/>
    </style:style>
    <style:style style:name="T16_62" style:family="text">
      <style:text-properties fo:color="#0000ff"/>
    </style:style>
    <style:style style:name="T16_63" style:family="text">
      <style:text-properties fo:color="#0000ff"/>
    </style:style>
    <style:style style:name="T16_64" style:family="text">
      <style:text-properties fo:color="#0000ff"/>
    </style:style>
    <style:style style:name="T16_65" style:family="text">
      <style:text-properties fo:color="#0000ff"/>
    </style:style>
    <style:style style:name="T16_66" style:family="text">
      <style:text-properties fo:color="#0000ff"/>
    </style:style>
    <style:style style:name="T16_67" style:family="text">
      <style:text-properties fo:color="#0000ff"/>
    </style:style>
    <style:style style:name="T16_68" style:family="text">
      <style:text-properties fo:color="#0000ff"/>
    </style:style>
    <style:style style:name="T16_69" style:family="text">
      <style:text-properties fo:color="#0000ff"/>
    </style:style>
    <style:style style:name="T16_70" style:family="text">
      <style:text-properties fo:color="#0000ff"/>
    </style:style>
    <style:style style:name="T16_71" style:family="text">
      <style:text-properties fo:color="#0000ff"/>
    </style:style>
    <style:style style:name="T16_72" style:family="text">
      <style:text-properties fo:color="#0000ff"/>
    </style:style>
    <style:style style:name="T16_73" style:family="text">
      <style:text-properties fo:color="#0000ff"/>
    </style:style>
    <style:style style:name="T16_74" style:family="text">
      <style:text-properties fo:color="#0000ff"/>
    </style:style>
    <style:style style:name="T16_75" style:family="text">
      <style:text-properties fo:color="#0000ff"/>
    </style:style>
    <style:style style:name="T16_76" style:family="text">
      <style:text-properties fo:color="#0000ff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Heading_20_3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color="#0000ff"/>
    </style:style>
    <style:style style:name="T19_2" style:family="text">
      <style:text-properties fo:color="#0000ff"/>
    </style:style>
    <style:style style:name="T19_3" style:family="text">
      <style:text-properties fo:color="#0000ff"/>
    </style:style>
    <style:style style:name="T19_4" style:family="text">
      <style:text-properties fo:color="#0000ff"/>
    </style:style>
    <style:style style:name="T19_5" style:family="text">
      <style:text-properties fo:color="#0000ff"/>
    </style:style>
    <style:style style:name="T19_6" style:family="text">
      <style:text-properties fo:color="#0000ff"/>
    </style:style>
    <style:style style:name="T19_7" style:family="text">
      <style:text-properties fo:color="#0000ff"/>
    </style:style>
    <style:style style:name="T19_8" style:family="text">
      <style:text-properties fo:color="#0000ff"/>
    </style:style>
    <style:style style:name="T19_9" style:family="text">
      <style:text-properties fo:color="#0000ff"/>
    </style:style>
    <style:style style:name="T19_10" style:family="text">
      <style:text-properties fo:color="#0000ff"/>
    </style:style>
    <style:style style:name="T19_11" style:family="text">
      <style:text-properties fo:color="#0000ff"/>
    </style:style>
    <style:style style:name="T19_12" style:family="text">
      <style:text-properties fo:color="#0000ff"/>
    </style:style>
    <style:style style:name="T19_13" style:family="text">
      <style:text-properties fo:color="#0000ff"/>
    </style:style>
    <style:style style:name="T19_14" style:family="text">
      <style:text-properties fo:color="#0000ff"/>
    </style:style>
    <style:style style:name="T19_15" style:family="text">
      <style:text-properties fo:color="#0000ff"/>
    </style:style>
    <style:style style:name="T19_16" style:family="text">
      <style:text-properties fo:color="#0000ff"/>
    </style:style>
    <style:style style:name="T19_17" style:family="text">
      <style:text-properties fo:color="#0000ff"/>
    </style:style>
    <style:style style:name="T19_18" style:family="text">
      <style:text-properties fo:color="#0000ff"/>
    </style:style>
    <style:style style:name="T19_19" style:family="text">
      <style:text-properties fo:color="#0000ff"/>
    </style:style>
    <style:style style:name="T19_20" style:family="text">
      <style:text-properties fo:color="#0000ff"/>
    </style:style>
    <style:style style:name="T19_21" style:family="text">
      <style:text-properties fo:color="#0000ff"/>
    </style:style>
    <style:style style:name="T19_22" style:family="text">
      <style:text-properties fo:color="#0000ff"/>
    </style:style>
    <style:style style:name="T19_23" style:family="text">
      <style:text-properties fo:color="#0000ff"/>
    </style:style>
    <style:style style:name="T19_24" style:family="text">
      <style:text-properties fo:color="#0000ff"/>
    </style:style>
    <style:style style:name="T19_25" style:family="text">
      <style:text-properties fo:color="#0000ff"/>
    </style:style>
    <style:style style:name="T19_26" style:family="text">
      <style:text-properties fo:color="#0000ff"/>
    </style:style>
    <style:style style:name="T19_27" style:family="text">
      <style:text-properties fo:color="#0000ff"/>
    </style:style>
    <style:style style:name="T19_28" style:family="text">
      <style:text-properties fo:color="#0000ff"/>
    </style:style>
    <style:style style:name="T19_29" style:family="text">
      <style:text-properties fo:color="#0000ff"/>
    </style:style>
    <style:style style:name="T19_30" style:family="text">
      <style:text-properties fo:color="#0000ff"/>
    </style:style>
    <style:style style:name="T19_31" style:family="text">
      <style:text-properties fo:color="#0000ff"/>
    </style:style>
    <style:style style:name="T19_32" style:family="text">
      <style:text-properties fo:color="#0000ff"/>
    </style:style>
    <style:style style:name="T19_33" style:family="text">
      <style:text-properties fo:color="#0000ff"/>
    </style:style>
    <style:style style:name="T19_34" style:family="text">
      <style:text-properties fo:color="#0000ff"/>
    </style:style>
    <style:style style:name="T19_35" style:family="text">
      <style:text-properties fo:color="#0000ff"/>
    </style:style>
    <style:style style:name="T19_36" style:family="text">
      <style:text-properties fo:color="#0000ff"/>
    </style:style>
    <style:style style:name="T19_37" style:family="text">
      <style:text-properties fo:color="#0000ff"/>
    </style:style>
    <style:style style:name="T19_38" style:family="text">
      <style:text-properties fo:color="#0000ff"/>
    </style:style>
    <style:style style:name="T19_39" style:family="text">
      <style:text-properties fo:color="#0000ff"/>
    </style:style>
    <style:style style:name="T19_40" style:family="text">
      <style:text-properties fo:color="#0000ff"/>
    </style:style>
    <style:style style:name="T19_41" style:family="text">
      <style:text-properties fo:color="#0000ff"/>
    </style:style>
    <style:style style:name="T19_42" style:family="text">
      <style:text-properties fo:color="#0000ff"/>
    </style:style>
    <style:style style:name="T19_43" style:family="text">
      <style:text-properties fo:color="#0000ff"/>
    </style:style>
    <style:style style:name="T19_44" style:family="text">
      <style:text-properties fo:color="#0000ff"/>
    </style:style>
    <style:style style:name="T19_45" style:family="text">
      <style:text-properties fo:color="#0000ff"/>
    </style:style>
    <style:style style:name="T19_46" style:family="text">
      <style:text-properties fo:color="#0000ff"/>
    </style:style>
    <style:style style:name="T19_47" style:family="text">
      <style:text-properties fo:color="#0000ff"/>
    </style:style>
    <style:style style:name="T19_48" style:family="text">
      <style:text-properties fo:color="#0000ff"/>
    </style:style>
    <style:style style:name="T19_49" style:family="text">
      <style:text-properties fo:color="#0000ff"/>
    </style:style>
    <style:style style:name="T19_50" style:family="text">
      <style:text-properties fo:color="#0000ff"/>
    </style:style>
    <style:style style:name="T19_51" style:family="text">
      <style:text-properties fo:color="#0000ff"/>
    </style:style>
    <style:style style:name="T19_52" style:family="text">
      <style:text-properties fo:color="#0000ff"/>
    </style:style>
    <style:style style:name="T19_53" style:family="text">
      <style:text-properties fo:color="#0000ff"/>
    </style:style>
    <style:style style:name="T19_54" style:family="text">
      <style:text-properties fo:color="#0000ff"/>
    </style:style>
    <style:style style:name="T19_55" style:family="text">
      <style:text-properties fo:color="#0000ff"/>
    </style:style>
    <style:style style:name="T19_56" style:family="text">
      <style:text-properties fo:color="#0000ff"/>
    </style:style>
    <style:style style:name="T19_57" style:family="text">
      <style:text-properties fo:color="#0000ff"/>
    </style:style>
    <style:style style:name="T19_58" style:family="text">
      <style:text-properties fo:color="#0000ff"/>
    </style:style>
    <style:style style:name="T19_59" style:family="text">
      <style:text-properties fo:color="#0000ff"/>
    </style:style>
    <style:style style:name="T19_60" style:family="text">
      <style:text-properties fo:color="#0000ff"/>
    </style:style>
    <style:style style:name="T19_61" style:family="text">
      <style:text-properties fo:color="#0000ff"/>
    </style:style>
    <style:style style:name="T19_62" style:family="text">
      <style:text-properties fo:color="#0000ff"/>
    </style:style>
    <style:style style:name="T19_63" style:family="text">
      <style:text-properties fo:color="#0000ff"/>
    </style:style>
    <style:style style:name="T19_64" style:family="text">
      <style:text-properties fo:color="#0000ff"/>
    </style:style>
    <style:style style:name="T19_65" style:family="text">
      <style:text-properties fo:color="#0000ff"/>
    </style:style>
    <style:style style:name="T19_66" style:family="text">
      <style:text-properties fo:color="#0000ff"/>
    </style:style>
    <style:style style:name="T19_67" style:family="text">
      <style:text-properties fo:color="#0000ff"/>
    </style:style>
    <style:style style:name="T19_68" style:family="text">
      <style:text-properties fo:color="#0000ff"/>
    </style:style>
    <style:style style:name="T19_69" style:family="text">
      <style:text-properties fo:color="#0000ff"/>
    </style:style>
    <style:style style:name="T19_70" style:family="text">
      <style:text-properties fo:color="#0000ff"/>
    </style:style>
    <style:style style:name="T19_71" style:family="text">
      <style:text-properties fo:color="#0000ff"/>
    </style:style>
    <style:style style:name="T19_72" style:family="text">
      <style:text-properties fo:color="#0000ff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Heading_20_1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Heading_20_2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color="#0000ff"/>
    </style:style>
    <style:style style:name="T25_2" style:family="text">
      <style:text-properties fo:color="#0000ff"/>
    </style:style>
    <style:style style:name="T25_3" style:family="text">
      <style:text-properties fo:color="#0000ff"/>
    </style:style>
    <style:style style:name="T25_4" style:family="text">
      <style:text-properties fo:color="#0000ff"/>
    </style:style>
    <style:style style:name="T25_5" style:family="text">
      <style:text-properties fo:color="#0000ff"/>
    </style:style>
    <style:style style:name="T25_6" style:family="text">
      <style:text-properties fo:color="#0000ff"/>
    </style:style>
    <style:style style:name="T25_7" style:family="text">
      <style:text-properties fo:color="#0000ff"/>
    </style:style>
    <style:style style:name="T25_8" style:family="text">
      <style:text-properties fo:color="#0000ff"/>
    </style:style>
    <style:style style:name="T25_9" style:family="text">
      <style:text-properties fo:color="#0000ff"/>
    </style:style>
    <style:style style:name="T25_10" style:family="text">
      <style:text-properties fo:color="#0000ff"/>
    </style:style>
    <style:style style:name="T25_11" style:family="text">
      <style:text-properties fo:color="#0000ff"/>
    </style:style>
    <style:style style:name="T25_12" style:family="text">
      <style:text-properties fo:color="#0000ff"/>
    </style:style>
    <style:style style:name="T25_13" style:family="text">
      <style:text-properties fo:color="#0000ff"/>
    </style:style>
    <style:style style:name="T25_14" style:family="text">
      <style:text-properties fo:color="#0000ff"/>
    </style:style>
    <style:style style:name="T25_15" style:family="text">
      <style:text-properties fo:color="#0000ff"/>
    </style:style>
    <style:style style:name="T25_16" style:family="text">
      <style:text-properties fo:color="#0000ff"/>
    </style:style>
    <style:style style:name="T25_17" style:family="text">
      <style:text-properties fo:color="#0000ff"/>
    </style:style>
    <style:style style:name="T25_18" style:family="text">
      <style:text-properties fo:color="#0000ff"/>
    </style:style>
    <style:style style:name="T25_19" style:family="text">
      <style:text-properties fo:color="#0000ff"/>
    </style:style>
    <style:style style:name="T25_20" style:family="text">
      <style:text-properties fo:color="#0000ff"/>
    </style:style>
    <style:style style:name="T25_21" style:family="text">
      <style:text-properties fo:color="#0000ff"/>
    </style:style>
    <style:style style:name="T25_22" style:family="text">
      <style:text-properties fo:color="#0000ff"/>
    </style:style>
    <style:style style:name="T25_23" style:family="text">
      <style:text-properties fo:color="#0000ff"/>
    </style:style>
    <style:style style:name="T25_24" style:family="text">
      <style:text-properties fo:color="#0000ff"/>
    </style:style>
    <style:style style:name="T25_25" style:family="text">
      <style:text-properties fo:color="#0000ff"/>
    </style:style>
    <style:style style:name="T25_26" style:family="text">
      <style:text-properties fo:color="#0000ff"/>
    </style:style>
    <style:style style:name="T25_27" style:family="text">
      <style:text-properties fo:color="#0000ff"/>
    </style:style>
    <style:style style:name="T25_28" style:family="text">
      <style:text-properties fo:color="#0000ff"/>
    </style:style>
    <style:style style:name="T25_29" style:family="text">
      <style:text-properties fo:color="#0000ff"/>
    </style:style>
    <style:style style:name="T25_30" style:family="text">
      <style:text-properties fo:color="#0000ff"/>
    </style:style>
    <style:style style:name="T25_31" style:family="text">
      <style:text-properties fo:color="#0000ff"/>
    </style:style>
    <style:style style:name="T25_32" style:family="text">
      <style:text-properties fo:color="#0000ff"/>
    </style:style>
    <style:style style:name="T25_33" style:family="text">
      <style:text-properties fo:color="#0000ff"/>
    </style:style>
    <style:style style:name="T25_34" style:family="text">
      <style:text-properties fo:color="#0000ff"/>
    </style:style>
    <style:style style:name="T25_35" style:family="text">
      <style:text-properties fo:color="#0000ff"/>
    </style:style>
    <style:style style:name="T25_36" style:family="text">
      <style:text-properties fo:color="#0000ff"/>
    </style:style>
    <style:style style:name="T25_37" style:family="text">
      <style:text-properties fo:color="#0000ff"/>
    </style:style>
    <style:style style:name="T25_38" style:family="text">
      <style:text-properties fo:color="#0000ff"/>
    </style:style>
    <style:style style:name="T25_39" style:family="text">
      <style:text-properties fo:color="#0000ff"/>
    </style:style>
    <style:style style:name="T25_40" style:family="text">
      <style:text-properties fo:color="#0000ff"/>
    </style:style>
    <style:style style:name="T25_41" style:family="text">
      <style:text-properties fo:color="#0000ff"/>
    </style:style>
    <style:style style:name="T25_42" style:family="text">
      <style:text-properties fo:color="#0000ff"/>
    </style:style>
    <style:style style:name="T25_43" style:family="text">
      <style:text-properties fo:color="#0000ff"/>
    </style:style>
    <style:style style:name="T25_44" style:family="text">
      <style:text-properties fo:color="#0000ff"/>
    </style:style>
    <style:style style:name="T25_45" style:family="text">
      <style:text-properties fo:color="#0000ff"/>
    </style:style>
    <style:style style:name="T25_46" style:family="text">
      <style:text-properties fo:color="#0000ff"/>
    </style:style>
    <style:style style:name="T25_47" style:family="text">
      <style:text-properties fo:color="#0000ff"/>
    </style:style>
    <style:style style:name="T25_48" style:family="text">
      <style:text-properties fo:color="#0000ff"/>
    </style:style>
    <style:style style:name="T25_49" style:family="text">
      <style:text-properties fo:color="#0000ff"/>
    </style:style>
    <style:style style:name="T25_50" style:family="text">
      <style:text-properties fo:color="#0000ff"/>
    </style:style>
    <style:style style:name="T25_51" style:family="text">
      <style:text-properties fo:color="#0000ff"/>
    </style:style>
    <style:style style:name="T25_52" style:family="text">
      <style:text-properties fo:color="#0000ff"/>
    </style:style>
    <style:style style:name="T25_53" style:family="text">
      <style:text-properties fo:color="#0000ff"/>
    </style:style>
    <style:style style:name="T25_54" style:family="text">
      <style:text-properties fo:color="#0000ff"/>
    </style:style>
    <style:style style:name="T25_55" style:family="text">
      <style:text-properties fo:color="#0000ff"/>
    </style:style>
    <style:style style:name="T25_56" style:family="text">
      <style:text-properties fo:color="#0000ff"/>
    </style:style>
    <style:style style:name="T25_57" style:family="text">
      <style:text-properties fo:color="#0000ff"/>
    </style:style>
    <style:style style:name="T25_58" style:family="text">
      <style:text-properties fo:color="#0000ff"/>
    </style:style>
    <style:style style:name="T25_59" style:family="text">
      <style:text-properties fo:color="#0000ff"/>
    </style:style>
    <style:style style:name="T25_60" style:family="text">
      <style:text-properties fo:color="#0000ff"/>
    </style:style>
    <style:style style:name="T25_61" style:family="text">
      <style:text-properties fo:color="#0000ff"/>
    </style:style>
    <style:style style:name="T25_62" style:family="text">
      <style:text-properties fo:color="#0000ff"/>
    </style:style>
    <style:style style:name="T25_63" style:family="text">
      <style:text-properties fo:color="#0000ff"/>
    </style:style>
    <style:style style:name="T25_64" style:family="text">
      <style:text-properties fo:color="#0000ff"/>
    </style:style>
    <style:style style:name="T25_65" style:family="text">
      <style:text-properties fo:color="#0000ff"/>
    </style:style>
    <style:style style:name="T25_66" style:family="text">
      <style:text-properties fo:color="#0000ff"/>
    </style:style>
    <style:style style:name="T25_67" style:family="text">
      <style:text-properties fo:color="#0000ff"/>
    </style:style>
    <style:style style:name="T25_68" style:family="text">
      <style:text-properties fo:color="#0000ff"/>
    </style:style>
    <style:style style:name="T25_69" style:family="text">
      <style:text-properties fo:color="#0000ff"/>
    </style:style>
    <style:style style:name="T25_70" style:family="text">
      <style:text-properties fo:color="#0000ff"/>
    </style:style>
    <style:style style:name="T25_71" style:family="text">
      <style:text-properties fo:color="#0000ff"/>
    </style:style>
    <style:style style:name="T25_72" style:family="text">
      <style:text-properties fo:color="#0000ff"/>
    </style:style>
    <style:style style:name="T25_73" style:family="text">
      <style:text-properties fo:color="#0000ff"/>
    </style:style>
    <style:style style:name="T25_74" style:family="text">
      <style:text-properties fo:color="#0000ff"/>
    </style:style>
    <style:style style:name="T25_75" style:family="text">
      <style:text-properties fo:color="#0000ff"/>
    </style:style>
    <style:style style:name="T25_76" style:family="text">
      <style:text-properties fo:color="#0000ff"/>
    </style:style>
    <style:style style:name="T25_77" style:family="text">
      <style:text-properties fo:color="#0000ff"/>
    </style:style>
    <style:style style:name="T25_78" style:family="text">
      <style:text-properties fo:color="#0000ff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>
      <style:text-properties fo:font-weight="bold" style:font-weight-asian="bold" style:font-weight-complex="bold"/>
    </style:style>
    <style:style style:name="T27_50" style:family="text">
      <style:text-properties fo:font-weight="bold" style:font-weight-asian="bold" style:font-weight-complex="bold"/>
    </style:style>
    <style:style style:name="T27_51" style:family="text">
      <style:text-properties fo:font-weight="bold" style:font-weight-asian="bold" style:font-weight-complex="bold"/>
    </style:style>
    <style:style style:name="T27_52" style:family="text">
      <style:text-properties fo:font-weight="bold" style:font-weight-asian="bold" style:font-weight-complex="bold"/>
    </style:style>
    <style:style style:name="T27_53" style:family="text">
      <style:text-properties fo:font-weight="bold" style:font-weight-asian="bold" style:font-weight-complex="bold"/>
    </style:style>
    <style:style style:name="T27_54" style:family="text">
      <style:text-properties fo:font-weight="bold" style:font-weight-asian="bold" style:font-weight-complex="bold"/>
    </style:style>
    <style:style style:name="T27_55" style:family="text">
      <style:text-properties fo:font-weight="bold" style:font-weight-asian="bold" style:font-weight-complex="bold"/>
    </style:style>
    <style:style style:name="T27_56" style:family="text">
      <style:text-properties fo:font-weight="bold" style:font-weight-asian="bold" style:font-weight-complex="bold"/>
    </style:style>
    <style:style style:name="T27_57" style:family="text">
      <style:text-properties fo:font-weight="bold" style:font-weight-asian="bold" style:font-weight-complex="bold"/>
    </style:style>
    <style:style style:name="T27_58" style:family="text">
      <style:text-properties fo:font-weight="bold" style:font-weight-asian="bold" style:font-weight-complex="bold"/>
    </style:style>
    <style:style style:name="T27_59" style:family="text">
      <style:text-properties fo:font-weight="bold" style:font-weight-asian="bold" style:font-weight-complex="bold"/>
    </style:style>
    <style:style style:name="T27_60" style:family="text">
      <style:text-properties fo:font-weight="bold" style:font-weight-asian="bold" style:font-weight-complex="bold"/>
    </style:style>
    <style:style style:name="T27_61" style:family="text">
      <style:text-properties fo:font-weight="bold" style:font-weight-asian="bold" style:font-weight-complex="bold"/>
    </style:style>
    <style:style style:name="T27_62" style:family="text">
      <style:text-properties fo:font-weight="bold" style:font-weight-asian="bold" style:font-weight-complex="bold"/>
    </style:style>
    <style:style style:name="T27_63" style:family="text">
      <style:text-properties fo:font-weight="bold" style:font-weight-asian="bold" style:font-weight-complex="bold"/>
    </style:style>
    <style:style style:name="T27_64" style:family="text">
      <style:text-properties fo:font-weight="bold" style:font-weight-asian="bold" style:font-weight-complex="bold"/>
    </style:style>
    <style:style style:name="T27_65" style:family="text">
      <style:text-properties fo:font-weight="bold" style:font-weight-asian="bold" style:font-weight-complex="bold"/>
    </style:style>
    <style:style style:name="T27_66" style:family="text">
      <style:text-properties fo:font-weight="bold" style:font-weight-asian="bold" style:font-weight-complex="bold"/>
    </style:style>
    <style:style style:name="T27_67" style:family="text">
      <style:text-properties fo:font-weight="bold" style:font-weight-asian="bold" style:font-weight-complex="bold"/>
    </style:style>
    <style:style style:name="T27_68" style:family="text">
      <style:text-properties fo:font-weight="bold" style:font-weight-asian="bold" style:font-weight-complex="bold"/>
    </style:style>
    <style:style style:name="T27_69" style:family="text">
      <style:text-properties fo:font-weight="bold" style:font-weight-asian="bold" style:font-weight-complex="bold"/>
    </style:style>
    <style:style style:name="T27_70" style:family="text">
      <style:text-properties fo:font-weight="bold" style:font-weight-asian="bold" style:font-weight-complex="bold"/>
    </style:style>
    <style:style style:name="T27_71" style:family="text">
      <style:text-properties fo:font-weight="bold" style:font-weight-asian="bold" style:font-weight-complex="bold"/>
    </style:style>
    <style:style style:name="T27_72" style:family="text">
      <style:text-properties fo:font-weight="bold" style:font-weight-asian="bold" style:font-weight-complex="bold"/>
    </style:style>
    <style:style style:name="T27_73" style:family="text">
      <style:text-properties fo:font-weight="bold" style:font-weight-asian="bold" style:font-weight-complex="bold"/>
    </style:style>
    <style:style style:name="T27_74" style:family="text">
      <style:text-properties fo:font-weight="bold" style:font-weight-asian="bold" style:font-weight-complex="bold"/>
    </style:style>
    <style:style style:name="T27_75" style:family="text">
      <style:text-properties fo:font-weight="bold" style:font-weight-asian="bold" style:font-weight-complex="bold"/>
    </style:style>
    <style:style style:name="T27_76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9" style:family="paragraph" style:parent-style-name="Heading_20_2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Heading_20_3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color="#0000ff"/>
    </style:style>
    <style:style style:name="T31_2" style:family="text">
      <style:text-properties fo:color="#0000ff"/>
    </style:style>
    <style:style style:name="T31_3" style:family="text">
      <style:text-properties fo:color="#0000ff"/>
    </style:style>
    <style:style style:name="T31_4" style:family="text">
      <style:text-properties fo:color="#0000ff"/>
    </style:style>
    <style:style style:name="T31_5" style:family="text">
      <style:text-properties fo:color="#0000ff"/>
    </style:style>
    <style:style style:name="T31_6" style:family="text">
      <style:text-properties fo:color="#0000ff"/>
    </style:style>
    <style:style style:name="T31_7" style:family="text">
      <style:text-properties fo:color="#0000ff"/>
    </style:style>
    <style:style style:name="T31_8" style:family="text">
      <style:text-properties fo:color="#0000ff"/>
    </style:style>
    <style:style style:name="T31_9" style:family="text">
      <style:text-properties fo:color="#0000ff"/>
    </style:style>
    <style:style style:name="T31_10" style:family="text">
      <style:text-properties fo:color="#0000ff"/>
    </style:style>
    <style:style style:name="T31_11" style:family="text">
      <style:text-properties fo:color="#0000ff"/>
    </style:style>
    <style:style style:name="T31_12" style:family="text">
      <style:text-properties fo:color="#0000ff"/>
    </style:style>
    <style:style style:name="T31_13" style:family="text">
      <style:text-properties fo:color="#0000ff"/>
    </style:style>
    <style:style style:name="T31_14" style:family="text">
      <style:text-properties fo:color="#0000ff"/>
    </style:style>
    <style:style style:name="T31_15" style:family="text">
      <style:text-properties fo:color="#0000ff"/>
    </style:style>
    <style:style style:name="T31_16" style:family="text">
      <style:text-properties fo:color="#0000ff"/>
    </style:style>
    <style:style style:name="T31_17" style:family="text">
      <style:text-properties fo:color="#0000ff"/>
    </style:style>
    <style:style style:name="T31_18" style:family="text">
      <style:text-properties fo:color="#0000ff"/>
    </style:style>
    <style:style style:name="T31_19" style:family="text">
      <style:text-properties fo:color="#0000ff"/>
    </style:style>
    <style:style style:name="T31_20" style:family="text">
      <style:text-properties fo:color="#0000ff"/>
    </style:style>
    <style:style style:name="T31_21" style:family="text">
      <style:text-properties fo:color="#0000ff"/>
    </style:style>
    <style:style style:name="T31_22" style:family="text">
      <style:text-properties fo:color="#0000ff"/>
    </style:style>
    <style:style style:name="T31_23" style:family="text">
      <style:text-properties fo:color="#0000ff"/>
    </style:style>
    <style:style style:name="T31_24" style:family="text">
      <style:text-properties fo:color="#0000ff"/>
    </style:style>
    <style:style style:name="T31_25" style:family="text">
      <style:text-properties fo:color="#0000ff"/>
    </style:style>
    <style:style style:name="T31_26" style:family="text">
      <style:text-properties fo:color="#0000ff"/>
    </style:style>
    <style:style style:name="T31_27" style:family="text">
      <style:text-properties fo:color="#0000ff"/>
    </style:style>
    <style:style style:name="T31_28" style:family="text">
      <style:text-properties fo:color="#0000ff"/>
    </style:style>
    <style:style style:name="T31_29" style:family="text">
      <style:text-properties fo:color="#0000ff"/>
    </style:style>
    <style:style style:name="T31_30" style:family="text">
      <style:text-properties fo:color="#0000ff"/>
    </style:style>
    <style:style style:name="T31_31" style:family="text">
      <style:text-properties fo:color="#0000ff"/>
    </style:style>
    <style:style style:name="T31_32" style:family="text">
      <style:text-properties fo:color="#0000ff"/>
    </style:style>
    <style:style style:name="T31_33" style:family="text">
      <style:text-properties fo:color="#0000ff"/>
    </style:style>
    <style:style style:name="T31_34" style:family="text">
      <style:text-properties fo:color="#0000ff"/>
    </style:style>
    <style:style style:name="T31_35" style:family="text">
      <style:text-properties fo:color="#0000ff"/>
    </style:style>
    <style:style style:name="T31_36" style:family="text">
      <style:text-properties fo:color="#0000ff"/>
    </style:style>
    <style:style style:name="T31_37" style:family="text">
      <style:text-properties fo:color="#0000ff"/>
    </style:style>
    <style:style style:name="T31_38" style:family="text">
      <style:text-properties fo:color="#0000ff"/>
    </style:style>
    <style:style style:name="T31_39" style:family="text">
      <style:text-properties fo:color="#0000ff"/>
    </style:style>
    <style:style style:name="T31_40" style:family="text">
      <style:text-properties fo:color="#0000ff"/>
    </style:style>
    <style:style style:name="T31_41" style:family="text">
      <style:text-properties fo:color="#0000ff"/>
    </style:style>
    <style:style style:name="T31_42" style:family="text">
      <style:text-properties fo:color="#0000ff"/>
    </style:style>
    <style:style style:name="T31_43" style:family="text">
      <style:text-properties fo:color="#0000ff"/>
    </style:style>
    <style:style style:name="T31_44" style:family="text">
      <style:text-properties fo:color="#0000ff"/>
    </style:style>
    <style:style style:name="T31_45" style:family="text">
      <style:text-properties fo:color="#0000ff"/>
    </style:style>
    <style:style style:name="T31_46" style:family="text">
      <style:text-properties fo:color="#0000ff"/>
    </style:style>
    <style:style style:name="T31_47" style:family="text">
      <style:text-properties fo:color="#0000ff"/>
    </style:style>
    <style:style style:name="T31_48" style:family="text">
      <style:text-properties fo:color="#0000ff"/>
    </style:style>
    <style:style style:name="T31_49" style:family="text">
      <style:text-properties fo:color="#0000ff"/>
    </style:style>
    <style:style style:name="T31_50" style:family="text">
      <style:text-properties fo:color="#0000ff"/>
    </style:style>
    <style:style style:name="T31_51" style:family="text">
      <style:text-properties fo:color="#0000ff"/>
    </style:style>
    <style:style style:name="T31_52" style:family="text">
      <style:text-properties fo:color="#0000ff"/>
    </style:style>
    <style:style style:name="T31_53" style:family="text">
      <style:text-properties fo:color="#0000ff"/>
    </style:style>
    <style:style style:name="T31_54" style:family="text">
      <style:text-properties fo:color="#0000ff"/>
    </style:style>
    <style:style style:name="T31_55" style:family="text">
      <style:text-properties fo:color="#0000ff"/>
    </style:style>
    <style:style style:name="T31_56" style:family="text">
      <style:text-properties fo:color="#0000ff"/>
    </style:style>
    <style:style style:name="T31_57" style:family="text">
      <style:text-properties fo:color="#0000ff"/>
    </style:style>
    <style:style style:name="T31_58" style:family="text">
      <style:text-properties fo:color="#0000ff"/>
    </style:style>
    <style:style style:name="T31_59" style:family="text">
      <style:text-properties fo:color="#0000ff"/>
    </style:style>
    <style:style style:name="T31_60" style:family="text">
      <style:text-properties fo:color="#0000ff"/>
    </style:style>
    <style:style style:name="T31_61" style:family="text">
      <style:text-properties fo:color="#0000ff"/>
    </style:style>
    <style:style style:name="T31_62" style:family="text">
      <style:text-properties fo:color="#0000ff"/>
    </style:style>
    <style:style style:name="T31_63" style:family="text">
      <style:text-properties fo:color="#0000ff"/>
    </style:style>
    <style:style style:name="T31_64" style:family="text">
      <style:text-properties fo:color="#0000ff"/>
    </style:style>
    <style:style style:name="T31_65" style:family="text">
      <style:text-properties fo:color="#0000ff"/>
    </style:style>
    <style:style style:name="T31_66" style:family="text">
      <style:text-properties fo:color="#0000ff"/>
    </style:style>
    <style:style style:name="T31_67" style:family="text">
      <style:text-properties fo:color="#0000ff"/>
    </style:style>
    <style:style style:name="T31_68" style:family="text">
      <style:text-properties fo:color="#0000ff"/>
    </style:style>
    <style:style style:name="T31_69" style:family="text">
      <style:text-properties fo:color="#0000ff"/>
    </style:style>
    <style:style style:name="T31_70" style:family="text">
      <style:text-properties fo:color="#0000ff"/>
    </style:style>
    <style:style style:name="T31_71" style:family="text">
      <style:text-properties fo:color="#0000ff"/>
    </style:style>
    <style:style style:name="T31_72" style:family="text">
      <style:text-properties fo:color="#0000ff"/>
    </style:style>
    <style:style style:name="T31_73" style:family="text">
      <style:text-properties fo:color="#0000ff"/>
    </style:style>
    <style:style style:name="T31_74" style:family="text">
      <style:text-properties fo:color="#0000ff"/>
    </style:style>
    <style:style style:name="T31_75" style:family="text">
      <style:text-properties fo:color="#0000ff"/>
    </style:style>
    <style:style style:name="T31_76" style:family="text">
      <style:text-properties fo:color="#0000ff"/>
    </style:style>
    <style:style style:name="T31_77" style:family="text">
      <style:text-properties fo:color="#0000ff"/>
    </style:style>
    <style:style style:name="T31_78" style:family="text">
      <style:text-properties fo:color="#0000ff"/>
    </style:style>
    <style:style style:name="P32" style:family="paragraph" style:parent-style-name="Standard">
      <style:paragraph-properties fo:break-before="auto" fo:line-height="115%" style:writing-mode="lr-tb"/>
      <style:text-properties fo:color="#0000ff"/>
    </style:style>
    <style:style style:name="P33" style:family="paragraph" style:parent-style-name="Heading_20_3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0000ff"/>
    </style:style>
    <style:style style:name="T34_2" style:family="text">
      <style:text-properties fo:color="#0000ff"/>
    </style:style>
    <style:style style:name="T34_3" style:family="text">
      <style:text-properties fo:color="#0000ff"/>
    </style:style>
    <style:style style:name="T34_4" style:family="text">
      <style:text-properties fo:color="#0000ff"/>
    </style:style>
    <style:style style:name="T34_5" style:family="text">
      <style:text-properties fo:color="#0000ff"/>
    </style:style>
    <style:style style:name="T34_6" style:family="text">
      <style:text-properties fo:color="#0000ff"/>
    </style:style>
    <style:style style:name="T34_7" style:family="text">
      <style:text-properties fo:color="#0000ff"/>
    </style:style>
    <style:style style:name="T34_8" style:family="text">
      <style:text-properties fo:color="#0000ff"/>
    </style:style>
    <style:style style:name="T34_9" style:family="text">
      <style:text-properties fo:color="#0000ff"/>
    </style:style>
    <style:style style:name="T34_10" style:family="text">
      <style:text-properties fo:color="#0000ff"/>
    </style:style>
    <style:style style:name="T34_11" style:family="text">
      <style:text-properties fo:color="#0000ff"/>
    </style:style>
    <style:style style:name="T34_12" style:family="text">
      <style:text-properties fo:color="#0000ff"/>
    </style:style>
    <style:style style:name="T34_13" style:family="text">
      <style:text-properties fo:color="#0000ff"/>
    </style:style>
    <style:style style:name="T34_14" style:family="text">
      <style:text-properties fo:color="#0000ff"/>
    </style:style>
    <style:style style:name="T34_15" style:family="text">
      <style:text-properties fo:color="#0000ff"/>
    </style:style>
    <style:style style:name="T34_16" style:family="text">
      <style:text-properties fo:color="#0000ff"/>
    </style:style>
    <style:style style:name="T34_17" style:family="text">
      <style:text-properties fo:color="#0000ff"/>
    </style:style>
    <style:style style:name="T34_18" style:family="text">
      <style:text-properties fo:color="#0000ff"/>
    </style:style>
    <style:style style:name="T34_19" style:family="text">
      <style:text-properties fo:color="#0000ff"/>
    </style:style>
    <style:style style:name="T34_20" style:family="text">
      <style:text-properties fo:color="#0000ff"/>
    </style:style>
    <style:style style:name="T34_21" style:family="text">
      <style:text-properties fo:color="#0000ff"/>
    </style:style>
    <style:style style:name="T34_22" style:family="text">
      <style:text-properties fo:color="#0000ff"/>
    </style:style>
    <style:style style:name="T34_23" style:family="text">
      <style:text-properties fo:color="#0000ff"/>
    </style:style>
    <style:style style:name="T34_24" style:family="text">
      <style:text-properties fo:color="#0000ff"/>
    </style:style>
    <style:style style:name="T34_25" style:family="text">
      <style:text-properties fo:color="#0000ff"/>
    </style:style>
    <style:style style:name="T34_26" style:family="text">
      <style:text-properties fo:color="#0000ff"/>
    </style:style>
    <style:style style:name="T34_27" style:family="text">
      <style:text-properties fo:color="#0000ff"/>
    </style:style>
    <style:style style:name="T34_28" style:family="text">
      <style:text-properties fo:color="#0000ff"/>
    </style:style>
    <style:style style:name="T34_29" style:family="text">
      <style:text-properties fo:color="#0000ff"/>
    </style:style>
    <style:style style:name="T34_30" style:family="text">
      <style:text-properties fo:color="#0000ff"/>
    </style:style>
    <style:style style:name="T34_31" style:family="text">
      <style:text-properties fo:color="#0000ff"/>
    </style:style>
    <style:style style:name="T34_32" style:family="text">
      <style:text-properties fo:color="#0000ff"/>
    </style:style>
    <style:style style:name="T34_33" style:family="text">
      <style:text-properties fo:color="#0000ff"/>
    </style:style>
    <style:style style:name="T34_34" style:family="text">
      <style:text-properties fo:color="#0000ff"/>
    </style:style>
    <style:style style:name="T34_35" style:family="text">
      <style:text-properties fo:color="#0000ff"/>
    </style:style>
    <style:style style:name="T34_36" style:family="text">
      <style:text-properties fo:color="#0000ff"/>
    </style:style>
    <style:style style:name="T34_37" style:family="text">
      <style:text-properties fo:color="#0000ff"/>
    </style:style>
    <style:style style:name="T34_38" style:family="text">
      <style:text-properties fo:color="#0000ff"/>
    </style:style>
    <style:style style:name="T34_39" style:family="text">
      <style:text-properties fo:color="#0000ff"/>
    </style:style>
    <style:style style:name="T34_40" style:family="text">
      <style:text-properties fo:color="#0000ff"/>
    </style:style>
    <style:style style:name="T34_41" style:family="text">
      <style:text-properties fo:color="#0000ff"/>
    </style:style>
    <style:style style:name="T34_42" style:family="text">
      <style:text-properties fo:color="#0000ff"/>
    </style:style>
    <style:style style:name="T34_43" style:family="text">
      <style:text-properties fo:color="#0000ff"/>
    </style:style>
    <style:style style:name="T34_44" style:family="text">
      <style:text-properties fo:color="#0000ff"/>
    </style:style>
    <style:style style:name="T34_45" style:family="text">
      <style:text-properties fo:color="#0000ff"/>
    </style:style>
    <style:style style:name="T34_46" style:family="text">
      <style:text-properties fo:color="#0000ff"/>
    </style:style>
    <style:style style:name="T34_47" style:family="text">
      <style:text-properties fo:color="#0000ff"/>
    </style:style>
    <style:style style:name="T34_48" style:family="text">
      <style:text-properties fo:color="#0000ff"/>
    </style:style>
    <style:style style:name="T34_49" style:family="text">
      <style:text-properties fo:color="#0000ff"/>
    </style:style>
    <style:style style:name="T34_50" style:family="text">
      <style:text-properties fo:color="#0000ff"/>
    </style:style>
    <style:style style:name="T34_51" style:family="text">
      <style:text-properties fo:color="#0000ff"/>
    </style:style>
    <style:style style:name="T34_52" style:family="text">
      <style:text-properties fo:color="#0000ff"/>
    </style:style>
    <style:style style:name="T34_53" style:family="text">
      <style:text-properties fo:color="#0000ff"/>
    </style:style>
    <style:style style:name="T34_54" style:family="text">
      <style:text-properties fo:color="#0000ff"/>
    </style:style>
    <style:style style:name="T34_55" style:family="text">
      <style:text-properties fo:color="#0000ff"/>
    </style:style>
    <style:style style:name="T34_56" style:family="text">
      <style:text-properties fo:color="#0000ff"/>
    </style:style>
    <style:style style:name="T34_57" style:family="text">
      <style:text-properties fo:color="#0000ff"/>
    </style:style>
    <style:style style:name="T34_58" style:family="text">
      <style:text-properties fo:color="#0000ff"/>
    </style:style>
    <style:style style:name="T34_59" style:family="text">
      <style:text-properties fo:color="#0000ff"/>
    </style:style>
    <style:style style:name="T34_60" style:family="text">
      <style:text-properties fo:color="#0000ff"/>
    </style:style>
    <style:style style:name="T34_61" style:family="text">
      <style:text-properties fo:color="#0000ff"/>
    </style:style>
    <style:style style:name="T34_62" style:family="text">
      <style:text-properties fo:color="#0000ff"/>
    </style:style>
    <style:style style:name="T34_63" style:family="text">
      <style:text-properties fo:color="#0000ff"/>
    </style:style>
    <style:style style:name="T34_64" style:family="text">
      <style:text-properties fo:color="#0000ff"/>
    </style:style>
    <style:style style:name="T34_65" style:family="text">
      <style:text-properties fo:color="#0000ff"/>
    </style:style>
    <style:style style:name="T34_66" style:family="text">
      <style:text-properties fo:color="#0000ff"/>
    </style:style>
    <style:style style:name="T34_67" style:family="text">
      <style:text-properties fo:color="#0000ff"/>
    </style:style>
    <style:style style:name="T34_68" style:family="text">
      <style:text-properties fo:color="#0000ff"/>
    </style:style>
    <style:style style:name="T34_69" style:family="text">
      <style:text-properties fo:color="#0000ff"/>
    </style:style>
    <style:style style:name="T34_70" style:family="text">
      <style:text-properties fo:color="#0000ff"/>
    </style:style>
    <style:style style:name="T34_71" style:family="text">
      <style:text-properties fo:color="#0000ff"/>
    </style:style>
    <style:style style:name="T34_72" style:family="text">
      <style:text-properties fo:color="#0000ff"/>
    </style:style>
    <style:style style:name="T34_73" style:family="text">
      <style:text-properties fo:color="#0000ff"/>
    </style:style>
    <style:style style:name="T34_74" style:family="text">
      <style:text-properties fo:color="#0000ff"/>
    </style:style>
    <style:style style:name="T34_75" style:family="text">
      <style:text-properties fo:color="#0000ff"/>
    </style:style>
    <style:style style:name="T34_76" style:family="text">
      <style:text-properties fo:color="#0000ff"/>
    </style:style>
    <style:style style:name="T34_77" style:family="text">
      <style:text-properties fo:color="#0000ff"/>
    </style:style>
    <style:style style:name="T34_78" style:family="text">
      <style:text-properties fo:color="#0000ff"/>
    </style:style>
    <style:style style:name="T34_79" style:family="text">
      <style:text-properties fo:color="#0000ff"/>
    </style:style>
    <style:style style:name="T34_80" style:family="text">
      <style:text-properties fo:color="#0000ff"/>
    </style:style>
    <style:style style:name="T34_81" style:family="text">
      <style:text-properties fo:color="#0000ff"/>
    </style:style>
    <style:style style:name="T34_82" style:family="text">
      <style:text-properties fo:color="#0000ff"/>
    </style:style>
    <style:style style:name="T34_83" style:family="text">
      <style:text-properties fo:color="#0000ff"/>
    </style:style>
    <style:style style:name="T34_84" style:family="text">
      <style:text-properties fo:color="#0000ff"/>
    </style:style>
    <style:style style:name="P35" style:family="paragraph" style:parent-style-name="Standard">
      <style:paragraph-properties fo:break-before="auto" fo:line-height="115%" style:writing-mode="lr-tb"/>
      <style:text-properties fo:color="#0000ff"/>
    </style:style>
    <style:style style:name="P36" style:family="paragraph" style:parent-style-name="Heading_20_3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Heading_20_1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P44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uk61us1xettw"/><text:bookmark-end text:name="h.uk61us1xettw"/><text:span text:style-name="T1_1">Template</text:span><text:span text:style-name="T1_2"><text:s/></text:span><text:span text:style-name="T1_3">Format</text:span></text:h>
      <text:p text:style-name="P2"><text:span text:style-name="T2_1">This</text:span><text:span text:style-name="T2_2"><text:s/></text:span><text:span text:style-name="T2_3">template</text:span><text:span text:style-name="T2_4"><text:s/></text:span><text:span text:style-name="T2_5">can</text:span><text:span text:style-name="T2_6"><text:s/></text:span><text:span text:style-name="T2_7">be</text:span><text:span text:style-name="T2_8"><text:s/></text:span><text:span text:style-name="T2_9">used</text:span><text:span text:style-name="T2_10"><text:s/></text:span><text:span text:style-name="T2_11">to</text:span><text:span text:style-name="T2_12"><text:s/></text:span><text:span text:style-name="T2_13">organize</text:span><text:span text:style-name="T2_14"><text:s/></text:span><text:span text:style-name="T2_15">your</text:span><text:span text:style-name="T2_16"><text:s/></text:span><text:span text:style-name="T2_17">answers</text:span><text:span text:style-name="T2_18"><text:s/></text:span><text:span text:style-name="T2_19">to</text:span><text:span text:style-name="T2_20"><text:s/></text:span><text:span text:style-name="T2_21">the</text:span><text:span text:style-name="T2_22"><text:s/></text:span><text:span text:style-name="T2_23">final</text:span><text:span text:style-name="T2_24"><text:s/></text:span><text:span text:style-name="T2_25">project</text:span><text:span text:style-name="T2_26">.<text:s/></text:span><text:span text:style-name="T2_27">Items</text:span><text:span text:style-name="T2_28"><text:s/></text:span><text:span text:style-name="T2_29">that</text:span><text:span text:style-name="T2_30"><text:s/></text:span><text:span text:style-name="T2_31">should</text:span><text:span text:style-name="T2_32"><text:s/></text:span><text:span text:style-name="T2_33">be</text:span><text:span text:style-name="T2_34"><text:s/></text:span><text:span text:style-name="T2_35">copied</text:span><text:span text:style-name="T2_36"><text:s/></text:span><text:span text:style-name="T2_37">from</text:span><text:span text:style-name="T2_38"><text:s/></text:span><text:span text:style-name="T2_39">your</text:span><text:span text:style-name="T2_40"><text:s/></text:span><text:span text:style-name="T2_41">answers</text:span><text:span text:style-name="T2_42"><text:s/></text:span><text:span text:style-name="T2_43">to</text:span><text:span text:style-name="T2_44"><text:s/></text:span><text:span text:style-name="T2_45">the</text:span><text:span text:style-name="T2_46"><text:s/></text:span><text:span text:style-name="T2_47">quizzes</text:span><text:span text:style-name="T2_48"><text:s/></text:span><text:span text:style-name="T2_49">should</text:span><text:span text:style-name="T2_50"><text:s/></text:span><text:span text:style-name="T2_51">be</text:span><text:span text:style-name="T2_52"><text:s/></text:span><text:span text:style-name="T2_53">given</text:span><text:span text:style-name="T2_54"><text:s/></text:span><text:span text:style-name="T2_55">in</text:span><text:span text:style-name="T2_56"><text:s/></text:span><text:span text:style-name="T2_57">blue</text:span><text:span text:style-name="T2_58">.</text:span></text:p>
      <text:h text:style-name="P3" text:outline-level="10"><text:bookmark-start text:name="h.h5scg48r8tew"/><text:bookmark-end text:name="h.h5scg48r8tew"/><text:span text:style-name="T3_1">Experiment</text:span><text:span text:style-name="T3_2"><text:s/></text:span><text:span text:style-name="T3_3">Design</text:span></text:h>
      <text:h text:style-name="P4" text:outline-level="10"><text:bookmark-start text:name="h.ur1kt3v5q7l8"/><text:bookmark-end text:name="h.ur1kt3v5q7l8"/><text:span text:style-name="T4_1">Metric</text:span><text:span text:style-name="T4_2"><text:s/></text:span><text:span text:style-name="T4_3">Choice</text:span></text:h>
      <text:p text:style-name="P5"><text:span text:style-name="T5_1">List</text:span><text:span text:style-name="T5_2"><text:s/></text:span><text:span text:style-name="T5_3">which</text:span><text:span text:style-name="T5_4"><text:s/></text:span><text:span text:style-name="T5_5">metrics</text:span><text:span text:style-name="T5_6"><text:s/></text:span><text:span text:style-name="T5_7">you</text:span><text:span text:style-name="T5_8"><text:s/></text:span><text:span text:style-name="T5_9">will</text:span><text:span text:style-name="T5_10"><text:s/></text:span><text:span text:style-name="T5_11">use</text:span><text:span text:style-name="T5_12"><text:s/></text:span><text:span text:style-name="T5_13">as</text:span><text:span text:style-name="T5_14"><text:s/></text:span><text:span text:style-name="T5_15">invariant</text:span><text:span text:style-name="T5_16"><text:s/></text:span><text:span text:style-name="T5_17">metrics</text:span><text:span text:style-name="T5_18"><text:s/></text:span><text:span text:style-name="T5_19">and</text:span><text:span text:style-name="T5_20"><text:s/></text:span><text:span text:style-name="T5_21">evaluation</text:span><text:span text:style-name="T5_22"><text:s/></text:span><text:span text:style-name="T5_23">metrics</text:span><text:span text:style-name="T5_24"><text:s/></text:span><text:span text:style-name="T5_25">here</text:span><text:span text:style-name="T5_26">.<text:s/>(</text:span><text:span text:style-name="T5_27">These</text:span><text:span text:style-name="T5_28"><text:s/></text:span><text:span text:style-name="T5_29">should</text:span><text:span text:style-name="T5_30"><text:s/></text:span><text:span text:style-name="T5_31">be</text:span><text:span text:style-name="T5_32"><text:s/></text:span><text:span text:style-name="T5_33">the</text:span><text:span text:style-name="T5_34"><text:s/></text:span><text:span text:style-name="T5_35">same</text:span><text:span text:style-name="T5_36"><text:s/></text:span><text:span text:style-name="T5_37">metrics</text:span><text:span text:style-name="T5_38"><text:s/></text:span><text:span text:style-name="T5_39">you</text:span><text:span text:style-name="T5_40"><text:s/></text:span><text:span text:style-name="T5_41">chose</text:span><text:span text:style-name="T5_42"><text:s/></text:span><text:span text:style-name="T5_43">in</text:span><text:span text:style-name="T5_44"><text:s/></text:span><text:span text:style-name="T5_45">the</text:span><text:span text:style-name="T5_46"><text:s/>"</text:span><text:span text:style-name="T5_47">Choosing</text:span><text:span text:style-name="T5_48"><text:s/></text:span><text:span text:style-name="T5_49">Invariant</text:span><text:span text:style-name="T5_50"><text:s/></text:span><text:span text:style-name="T5_51">Metrics</text:span><text:span text:style-name="T5_52">"<text:s/></text:span><text:span text:style-name="T5_53">and</text:span><text:span text:style-name="T5_54"><text:s/>"</text:span><text:span text:style-name="T5_55">Choosing</text:span><text:span text:style-name="T5_56"><text:s/></text:span><text:span text:style-name="T5_57">Evaluation</text:span><text:span text:style-name="T5_58"><text:s/></text:span><text:span text:style-name="T5_59">Metrics</text:span><text:span text:style-name="T5_60">"<text:s/></text:span><text:span text:style-name="T5_61">quizzes</text:span><text:span text:style-name="T5_62">.)</text:span></text:p>
      <text:p text:style-name="P6"/>
      <text:p text:style-name="P7"><text:span text:style-name="T7_1">For</text:span><text:span text:style-name="T7_2"><text:s/></text:span><text:span text:style-name="T7_3">each</text:span><text:span text:style-name="T7_4"><text:s/></text:span><text:span text:style-name="T7_5">metric</text:span><text:span text:style-name="T7_6">,<text:s/></text:span><text:span text:style-name="T7_7">explain</text:span><text:span text:style-name="T7_8"><text:s/></text:span><text:span text:style-name="T7_9">both</text:span><text:span text:style-name="T7_10"><text:s/></text:span><text:span text:style-name="T7_11">why</text:span><text:span text:style-name="T7_12"><text:s/></text:span><text:span text:style-name="T7_13">you</text:span><text:span text:style-name="T7_14"><text:s/></text:span><text:span text:style-name="T7_15">did</text:span><text:span text:style-name="T7_16"><text:s/></text:span><text:span text:style-name="T7_17">or</text:span><text:span text:style-name="T7_18"><text:s/></text:span><text:span text:style-name="T7_19">did</text:span><text:span text:style-name="T7_20"><text:s/></text:span><text:span text:style-name="T7_21">not</text:span><text:span text:style-name="T7_22"><text:s/></text:span><text:span text:style-name="T7_23">use</text:span><text:span text:style-name="T7_24"><text:s/></text:span><text:span text:style-name="T7_25">it</text:span><text:span text:style-name="T7_26"><text:s/></text:span><text:span text:style-name="T7_27">as</text:span><text:span text:style-name="T7_28"><text:s/></text:span><text:span text:style-name="T7_29">an</text:span><text:span text:style-name="T7_30"><text:s/></text:span><text:span text:style-name="T7_31">invariant</text:span><text:span text:style-name="T7_32"><text:s/></text:span><text:span text:style-name="T7_33">metric</text:span><text:span text:style-name="T7_34"><text:s/></text:span><text:span text:style-name="T7_35">and</text:span><text:span text:style-name="T7_36"><text:s/></text:span><text:span text:style-name="T7_37">why</text:span><text:span text:style-name="T7_38"><text:s/></text:span><text:span text:style-name="T7_39">you</text:span><text:span text:style-name="T7_40"><text:s/></text:span><text:span text:style-name="T7_41">did</text:span><text:span text:style-name="T7_42"><text:s/></text:span><text:span text:style-name="T7_43">or</text:span><text:span text:style-name="T7_44"><text:s/></text:span><text:span text:style-name="T7_45">did</text:span><text:span text:style-name="T7_46"><text:s/></text:span><text:span text:style-name="T7_47">not</text:span><text:span text:style-name="T7_48"><text:s/></text:span><text:span text:style-name="T7_49">use</text:span><text:span text:style-name="T7_50"><text:s/></text:span><text:span text:style-name="T7_51">it</text:span><text:span text:style-name="T7_52"><text:s/></text:span><text:span text:style-name="T7_53">as</text:span><text:span text:style-name="T7_54"><text:s/></text:span><text:span text:style-name="T7_55">an</text:span><text:span text:style-name="T7_56"><text:s/></text:span><text:span text:style-name="T7_57">evaluation</text:span><text:span text:style-name="T7_58"><text:s/></text:span><text:span text:style-name="T7_59">metric</text:span><text:span text:style-name="T7_60">.<text:s/></text:span><text:span text:style-name="T7_61">Also</text:span><text:span text:style-name="T7_62">,<text:s/></text:span><text:span text:style-name="T7_63">state</text:span><text:span text:style-name="T7_64"><text:s/></text:span><text:span text:style-name="T7_65">what</text:span><text:span text:style-name="T7_66"><text:s/></text:span><text:span text:style-name="T7_67">results</text:span><text:span text:style-name="T7_68"><text:s/></text:span><text:span text:style-name="T7_69">you</text:span><text:span text:style-name="T7_70"><text:s/></text:span><text:span text:style-name="T7_71">will</text:span><text:span text:style-name="T7_72"><text:s/></text:span><text:span text:style-name="T7_73">look</text:span><text:span text:style-name="T7_74"><text:s/></text:span><text:span text:style-name="T7_75">for</text:span><text:span text:style-name="T7_76"><text:s/></text:span><text:span text:style-name="T7_77">in</text:span><text:span text:style-name="T7_78"><text:s/></text:span><text:span text:style-name="T7_79">your</text:span><text:span text:style-name="T7_80"><text:s/></text:span><text:span text:style-name="T7_81">evaluation</text:span><text:span text:style-name="T7_82"><text:s/></text:span><text:span text:style-name="T7_83">metrics</text:span><text:span text:style-name="T7_84"><text:s/></text:span><text:span text:style-name="T7_85">in</text:span><text:span text:style-name="T7_86"><text:s/></text:span><text:span text:style-name="T7_87">order</text:span><text:span text:style-name="T7_88"><text:s/></text:span><text:span text:style-name="T7_89">to</text:span><text:span text:style-name="T7_90"><text:s/></text:span><text:span text:style-name="T7_91">launch</text:span><text:span text:style-name="T7_92"><text:s/></text:span><text:span text:style-name="T7_93">the</text:span><text:span text:style-name="T7_94"><text:s/></text:span><text:span text:style-name="T7_95">experiment</text:span><text:span text:style-name="T7_96">.</text:span></text:p>
      <text:p text:style-name="P8"/>
      <text:h text:style-name="P9" text:outline-level="10"><text:bookmark-start text:name="h.ex7wuw87um13"/><text:bookmark-end text:name="h.ex7wuw87um13"/><text:span text:style-name="T9_1">Measuring</text:span><text:span text:style-name="T9_2"><text:s/></text:span><text:span text:style-name="T9_3">Standard</text:span><text:span text:style-name="T9_4"><text:s/></text:span><text:span text:style-name="T9_5">Deviation</text:span></text:h>
      <text:p text:style-name="P10"><text:span text:style-name="T10_1">List</text:span><text:span text:style-name="T10_2"><text:s/></text:span><text:span text:style-name="T10_3">the</text:span><text:span text:style-name="T10_4"><text:s/></text:span><text:span text:style-name="T10_5">standard</text:span><text:span text:style-name="T10_6"><text:s/></text:span><text:span text:style-name="T10_7">deviation</text:span><text:span text:style-name="T10_8"><text:s/></text:span><text:span text:style-name="T10_9">of</text:span><text:span text:style-name="T10_10"><text:s/></text:span><text:span text:style-name="T10_11">each</text:span><text:span text:style-name="T10_12"><text:s/></text:span><text:span text:style-name="T10_13">of</text:span><text:span text:style-name="T10_14"><text:s/></text:span><text:span text:style-name="T10_15">your</text:span><text:span text:style-name="T10_16"><text:s/></text:span><text:span text:style-name="T10_17">evaluation</text:span><text:span text:style-name="T10_18"><text:s/></text:span><text:span text:style-name="T10_19">metrics</text:span><text:span text:style-name="T10_20">.<text:s/>(</text:span><text:span text:style-name="T10_21">These</text:span><text:span text:style-name="T10_22"><text:s/></text:span><text:span text:style-name="T10_23">should</text:span><text:span text:style-name="T10_24"><text:s/></text:span><text:span text:style-name="T10_25">be</text:span><text:span text:style-name="T10_26"><text:s/></text:span><text:span text:style-name="T10_27">the</text:span><text:span text:style-name="T10_28"><text:s/></text:span><text:span text:style-name="T10_29">answers</text:span><text:span text:style-name="T10_30"><text:s/></text:span><text:span text:style-name="T10_31">from</text:span><text:span text:style-name="T10_32"><text:s/></text:span><text:span text:style-name="T10_33">the</text:span><text:span text:style-name="T10_34"><text:s/>"</text:span><text:span text:style-name="T10_35">Calculating</text:span><text:span text:style-name="T10_36"><text:s/></text:span><text:span text:style-name="T10_37">standard</text:span><text:span text:style-name="T10_38"><text:s/></text:span><text:span text:style-name="T10_39">deviation</text:span><text:span text:style-name="T10_40">"<text:s/></text:span><text:span text:style-name="T10_41">quiz</text:span><text:span text:style-name="T10_42">.)</text:span></text:p>
      <text:p text:style-name="P11"/>
      <text:p text:style-name="P12"><text:span text:style-name="T12_1">For</text:span><text:span text:style-name="T12_2"><text:s/></text:span><text:span text:style-name="T12_3">each</text:span><text:span text:style-name="T12_4"><text:s/></text:span><text:span text:style-name="T12_5">of</text:span><text:span text:style-name="T12_6"><text:s/></text:span><text:span text:style-name="T12_7">your</text:span><text:span text:style-name="T12_8"><text:s/></text:span><text:span text:style-name="T12_9">evaluation</text:span><text:span text:style-name="T12_10"><text:s/></text:span><text:span text:style-name="T12_11">metrics</text:span><text:span text:style-name="T12_12">,<text:s/></text:span><text:span text:style-name="T12_13">indicate</text:span><text:span text:style-name="T12_14"><text:s/></text:span><text:span text:style-name="T12_15">whether</text:span><text:span text:style-name="T12_16"><text:s/></text:span><text:span text:style-name="T12_17">you</text:span><text:span text:style-name="T12_18"><text:s/></text:span><text:span text:style-name="T12_19">think</text:span><text:span text:style-name="T12_20"><text:s/></text:span><text:span text:style-name="T12_21">the</text:span><text:span text:style-name="T12_22"><text:s/></text:span><text:span text:style-name="T12_23">analytic</text:span><text:span text:style-name="T12_24"><text:s/></text:span><text:span text:style-name="T12_25">estimate</text:span><text:span text:style-name="T12_26"><text:s/></text:span><text:span text:style-name="T12_27">would</text:span><text:span text:style-name="T12_28"><text:s/></text:span><text:span text:style-name="T12_29">be</text:span><text:span text:style-name="T12_30"><text:s/></text:span><text:span text:style-name="T12_31">comparable</text:span><text:span text:style-name="T12_32"><text:s/></text:span><text:span text:style-name="T12_33">to</text:span><text:span text:style-name="T12_34"><text:s/></text:span><text:span text:style-name="T12_35">the</text:span><text:span text:style-name="T12_36"><text:s/></text:span><text:span text:style-name="T12_37">the</text:span><text:span text:style-name="T12_38"><text:s/></text:span><text:span text:style-name="T12_39">empirical</text:span><text:span text:style-name="T12_40"><text:s/></text:span><text:span text:style-name="T12_41">variability</text:span><text:span text:style-name="T12_42">,<text:s/></text:span><text:span text:style-name="T12_43">or</text:span><text:span text:style-name="T12_44"><text:s/></text:span><text:span text:style-name="T12_45">whether</text:span><text:span text:style-name="T12_46"><text:s/></text:span><text:span text:style-name="T12_47">you</text:span><text:span text:style-name="T12_48"><text:s/></text:span><text:span text:style-name="T12_49">expect</text:span><text:span text:style-name="T12_50"><text:s/></text:span><text:span text:style-name="T12_51">them</text:span><text:span text:style-name="T12_52"><text:s/></text:span><text:span text:style-name="T12_53">to</text:span><text:span text:style-name="T12_54"><text:s/></text:span><text:span text:style-name="T12_55">be</text:span><text:span text:style-name="T12_56"><text:s/></text:span><text:span text:style-name="T12_57">different</text:span><text:span text:style-name="T12_58"><text:s/>(</text:span><text:span text:style-name="T12_59">in</text:span><text:span text:style-name="T12_60"><text:s/></text:span><text:span text:style-name="T12_61">which</text:span><text:span text:style-name="T12_62"><text:s/></text:span><text:span text:style-name="T12_63">case</text:span><text:span text:style-name="T12_64"><text:s/></text:span><text:span text:style-name="T12_65">it</text:span><text:span text:style-name="T12_66"><text:s/></text:span><text:span text:style-name="T12_67">might</text:span><text:span text:style-name="T12_68"><text:s/></text:span><text:span text:style-name="T12_69">be</text:span><text:span text:style-name="T12_70"><text:s/></text:span><text:span text:style-name="T12_71">worth</text:span><text:span text:style-name="T12_72"><text:s/></text:span><text:span text:style-name="T12_73">doing</text:span><text:span text:style-name="T12_74"><text:s/></text:span><text:span text:style-name="T12_75">an</text:span><text:span text:style-name="T12_76"><text:s/></text:span><text:span text:style-name="T12_77">empirical</text:span><text:span text:style-name="T12_78"><text:s/></text:span><text:span text:style-name="T12_79">estimate</text:span><text:span text:style-name="T12_80"><text:s/></text:span><text:span text:style-name="T12_81">if</text:span><text:span text:style-name="T12_82"><text:s/></text:span><text:span text:style-name="T12_83">there</text:span><text:span text:style-name="T12_84"><text:s/></text:span><text:span text:style-name="T12_85">is</text:span><text:span text:style-name="T12_86"><text:s/></text:span><text:span text:style-name="T12_87">time</text:span><text:span text:style-name="T12_88">).<text:s/></text:span><text:span text:style-name="T12_89">Briefly</text:span><text:span text:style-name="T12_90"><text:s/></text:span><text:span text:style-name="T12_91">give</text:span><text:span text:style-name="T12_92"><text:s/></text:span><text:span text:style-name="T12_93">your</text:span><text:span text:style-name="T12_94"><text:s/></text:span><text:span text:style-name="T12_95">reasoning</text:span><text:span text:style-name="T12_96"><text:s/></text:span><text:span text:style-name="T12_97">in</text:span><text:span text:style-name="T12_98"><text:s/></text:span><text:span text:style-name="T12_99">each</text:span><text:span text:style-name="T12_100"><text:s/></text:span><text:span text:style-name="T12_101">case</text:span><text:span text:style-name="T12_102">.</text:span></text:p>
      <text:p text:style-name="P13"/>
      <text:h text:style-name="P14" text:outline-level="10"><text:bookmark-start text:name="h.bx5ntddleyt7"/><text:bookmark-end text:name="h.bx5ntddleyt7"/><text:span text:style-name="T14_1">Sizing</text:span></text:h>
      <text:h text:style-name="P15" text:outline-level="10"><text:bookmark-start text:name="h.qlz9v8pljzt2"/><text:bookmark-end text:name="h.qlz9v8pljzt2"/><text:span text:style-name="T15_1">Number</text:span><text:span text:style-name="T15_2"><text:s/></text:span><text:span text:style-name="T15_3">of</text:span><text:span text:style-name="T15_4"><text:s/></text:span><text:span text:style-name="T15_5">Samples</text:span><text:span text:style-name="T15_6"><text:s/></text:span><text:span text:style-name="T15_7">vs</text:span><text:span text:style-name="T15_8">.<text:s/></text:span><text:span text:style-name="T15_9">Power</text:span></text:h>
      <text:p text:style-name="P16"><text:span text:style-name="T16_1">Indicate</text:span><text:span text:style-name="T16_2"><text:s/></text:span><text:span text:style-name="T16_3">whether</text:span><text:span text:style-name="T16_4"><text:s/></text:span><text:span text:style-name="T16_5">you</text:span><text:span text:style-name="T16_6"><text:s/></text:span><text:span text:style-name="T16_7">will</text:span><text:span text:style-name="T16_8"><text:s/></text:span><text:span text:style-name="T16_9">use</text:span><text:span text:style-name="T16_10"><text:s/></text:span><text:span text:style-name="T16_11">the</text:span><text:span text:style-name="T16_12"><text:s/></text:span><text:span text:style-name="T16_13">Bonferroni</text:span><text:span text:style-name="T16_14"><text:s/></text:span><text:span text:style-name="T16_15">correction</text:span><text:span text:style-name="T16_16"><text:s/></text:span><text:span text:style-name="T16_17">during</text:span><text:span text:style-name="T16_18"><text:s/></text:span><text:span text:style-name="T16_19">your</text:span><text:span text:style-name="T16_20"><text:s/></text:span><text:span text:style-name="T16_21">analysis</text:span><text:span text:style-name="T16_22"><text:s/></text:span><text:span text:style-name="T16_23">phase</text:span><text:span text:style-name="T16_24">,<text:s/></text:span><text:span text:style-name="T16_25">and</text:span><text:span text:style-name="T16_26"><text:s/></text:span><text:span text:style-name="T16_27">give</text:span><text:span text:style-name="T16_28"><text:s/></text:span><text:span text:style-name="T16_29">the</text:span><text:span text:style-name="T16_30"><text:s/></text:span><text:span text:style-name="T16_31">number</text:span><text:span text:style-name="T16_32"><text:s/></text:span><text:span text:style-name="T16_33">of</text:span><text:span text:style-name="T16_34"><text:s/></text:span><text:span text:style-name="T16_35">pageviews</text:span><text:span text:style-name="T16_36"><text:s/></text:span><text:span text:style-name="T16_37">you</text:span><text:span text:style-name="T16_38"><text:s/></text:span><text:span text:style-name="T16_39">will</text:span><text:span text:style-name="T16_40"><text:s/></text:span><text:span text:style-name="T16_41">need</text:span><text:span text:style-name="T16_42"><text:s/></text:span><text:span text:style-name="T16_43">to</text:span><text:span text:style-name="T16_44"><text:s/></text:span><text:span text:style-name="T16_45">power</text:span><text:span text:style-name="T16_46"><text:s/></text:span><text:span text:style-name="T16_47">you</text:span><text:span text:style-name="T16_48"><text:s/></text:span><text:span text:style-name="T16_49">experiment</text:span><text:span text:style-name="T16_50"><text:s/></text:span><text:span text:style-name="T16_51">appropriately</text:span><text:span text:style-name="T16_52">.<text:s/>(</text:span><text:span text:style-name="T16_53">These</text:span><text:span text:style-name="T16_54"><text:s/></text:span><text:span text:style-name="T16_55">should</text:span><text:span text:style-name="T16_56"><text:s/></text:span><text:span text:style-name="T16_57">be</text:span><text:span text:style-name="T16_58"><text:s/></text:span><text:span text:style-name="T16_59">the</text:span><text:span text:style-name="T16_60"><text:s/></text:span><text:span text:style-name="T16_61">answers</text:span><text:span text:style-name="T16_62"><text:s/></text:span><text:span text:style-name="T16_63">from</text:span><text:span text:style-name="T16_64"><text:s/></text:span><text:span text:style-name="T16_65">the</text:span><text:span text:style-name="T16_66"><text:s/>"</text:span><text:span text:style-name="T16_67">Calculating</text:span><text:span text:style-name="T16_68"><text:s/></text:span><text:span text:style-name="T16_69">Number</text:span><text:span text:style-name="T16_70"><text:s/></text:span><text:span text:style-name="T16_71">of</text:span><text:span text:style-name="T16_72"><text:s/></text:span><text:span text:style-name="T16_73">Pageviews</text:span><text:span text:style-name="T16_74">"<text:s/></text:span><text:span text:style-name="T16_75">quiz</text:span><text:span text:style-name="T16_76">.)</text:span></text:p>
      <text:p text:style-name="P17"/>
      <text:h text:style-name="P18" text:outline-level="10"><text:bookmark-start text:name="h.uy2xamy5nbp"/><text:bookmark-end text:name="h.uy2xamy5nbp"/><text:span text:style-name="T18_1">Duration</text:span><text:span text:style-name="T18_2"><text:s/></text:span><text:span text:style-name="T18_3">vs</text:span><text:span text:style-name="T18_4">.<text:s/></text:span><text:span text:style-name="T18_5">Exposure</text:span></text:h>
      <text:p text:style-name="P19"><text:span text:style-name="T19_1">Indicate</text:span><text:span text:style-name="T19_2"><text:s/></text:span><text:span text:style-name="T19_3">what</text:span><text:span text:style-name="T19_4"><text:s/></text:span><text:span text:style-name="T19_5">fraction</text:span><text:span text:style-name="T19_6"><text:s/></text:span><text:span text:style-name="T19_7">of</text:span><text:span text:style-name="T19_8"><text:s/></text:span><text:span text:style-name="T19_9">traffic</text:span><text:span text:style-name="T19_10"><text:s/></text:span><text:span text:style-name="T19_11">you</text:span><text:span text:style-name="T19_12"><text:s/></text:span><text:span text:style-name="T19_13">would</text:span><text:span text:style-name="T19_14"><text:s/></text:span><text:span text:style-name="T19_15">divert</text:span><text:span text:style-name="T19_16"><text:s/></text:span><text:span text:style-name="T19_17">to</text:span><text:span text:style-name="T19_18"><text:s/></text:span><text:span text:style-name="T19_19">this</text:span><text:span text:style-name="T19_20"><text:s/></text:span><text:span text:style-name="T19_21">experiment</text:span><text:span text:style-name="T19_22"><text:s/></text:span><text:span text:style-name="T19_23">and</text:span><text:span text:style-name="T19_24">,<text:s/></text:span><text:span text:style-name="T19_25">given</text:span><text:span text:style-name="T19_26"><text:s/></text:span><text:span text:style-name="T19_27">this</text:span><text:span text:style-name="T19_28">,<text:s/></text:span><text:span text:style-name="T19_29">how</text:span><text:span text:style-name="T19_30"><text:s/></text:span><text:span text:style-name="T19_31">many</text:span><text:span text:style-name="T19_32"><text:s/></text:span><text:span text:style-name="T19_33">days</text:span><text:span text:style-name="T19_34"><text:s/></text:span><text:span text:style-name="T19_35">you</text:span><text:span text:style-name="T19_36"><text:s/></text:span><text:span text:style-name="T19_37">would</text:span><text:span text:style-name="T19_38"><text:s/></text:span><text:span text:style-name="T19_39">need</text:span><text:span text:style-name="T19_40"><text:s/></text:span><text:span text:style-name="T19_41">to</text:span><text:span text:style-name="T19_42"><text:s/></text:span><text:span text:style-name="T19_43">run</text:span><text:span text:style-name="T19_44"><text:s/></text:span><text:span text:style-name="T19_45">the</text:span><text:span text:style-name="T19_46"><text:s/></text:span><text:span text:style-name="T19_47">experiment</text:span><text:span text:style-name="T19_48">.<text:s/>(</text:span><text:span text:style-name="T19_49">These</text:span><text:span text:style-name="T19_50"><text:s/></text:span><text:span text:style-name="T19_51">should</text:span><text:span text:style-name="T19_52"><text:s/></text:span><text:span text:style-name="T19_53">be</text:span><text:span text:style-name="T19_54"><text:s/></text:span><text:span text:style-name="T19_55">the</text:span><text:span text:style-name="T19_56"><text:s/></text:span><text:span text:style-name="T19_57">answers</text:span><text:span text:style-name="T19_58"><text:s/></text:span><text:span text:style-name="T19_59">from</text:span><text:span text:style-name="T19_60"><text:s/></text:span><text:span text:style-name="T19_61">the</text:span><text:span text:style-name="T19_62"><text:s/>"</text:span><text:span text:style-name="T19_63">Choosing</text:span><text:span text:style-name="T19_64"><text:s/></text:span><text:span text:style-name="T19_65">Duration</text:span><text:span text:style-name="T19_66"><text:s/></text:span><text:span text:style-name="T19_67">and</text:span><text:span text:style-name="T19_68"><text:s/></text:span><text:span text:style-name="T19_69">Exposure</text:span><text:span text:style-name="T19_70">"<text:s/></text:span><text:span text:style-name="T19_71">quiz</text:span><text:span text:style-name="T19_72">.)</text:span></text:p>
      <text:p text:style-name="P20"/>
      <text:p text:style-name="P21"><text:span text:style-name="T21_1">Give</text:span><text:span text:style-name="T21_2"><text:s/></text:span><text:span text:style-name="T21_3">your</text:span><text:span text:style-name="T21_4"><text:s/></text:span><text:span text:style-name="T21_5">reasoning</text:span><text:span text:style-name="T21_6"><text:s/></text:span><text:span text:style-name="T21_7">for</text:span><text:span text:style-name="T21_8"><text:s/></text:span><text:span text:style-name="T21_9">the</text:span><text:span text:style-name="T21_10"><text:s/></text:span><text:span text:style-name="T21_11">fraction</text:span><text:span text:style-name="T21_12"><text:s/></text:span><text:span text:style-name="T21_13">you</text:span><text:span text:style-name="T21_14"><text:s/></text:span><text:span text:style-name="T21_15">chose</text:span><text:span text:style-name="T21_16"><text:s/></text:span><text:span text:style-name="T21_17">to</text:span><text:span text:style-name="T21_18"><text:s/></text:span><text:span text:style-name="T21_19">divert</text:span><text:span text:style-name="T21_20">.<text:s/></text:span><text:span text:style-name="T21_21">How</text:span><text:span text:style-name="T21_22"><text:s/></text:span><text:span text:style-name="T21_23">risky</text:span><text:span text:style-name="T21_24"><text:s/></text:span><text:span text:style-name="T21_25">do</text:span><text:span text:style-name="T21_26"><text:s/></text:span><text:span text:style-name="T21_27">you</text:span><text:span text:style-name="T21_28"><text:s/></text:span><text:span text:style-name="T21_29">think</text:span><text:span text:style-name="T21_30"><text:s/></text:span><text:span text:style-name="T21_31">this</text:span><text:span text:style-name="T21_32"><text:s/></text:span><text:span text:style-name="T21_33">experiment</text:span><text:span text:style-name="T21_34"><text:s/></text:span><text:span text:style-name="T21_35">would</text:span><text:span text:style-name="T21_36"><text:s/></text:span><text:span text:style-name="T21_37">be</text:span><text:span text:style-name="T21_38"><text:s/></text:span><text:span text:style-name="T21_39">for</text:span><text:span text:style-name="T21_40"><text:s/></text:span><text:span text:style-name="T21_41">Udacity</text:span><text:span text:style-name="T21_42">?</text:span></text:p>
      <text:p text:style-name="P22"/>
      <text:h text:style-name="P23" text:outline-level="10"><text:bookmark-start text:name="h.yry1zu8g8az7"/><text:bookmark-end text:name="h.yry1zu8g8az7"/><text:span text:style-name="T23_1">Experiment</text:span><text:span text:style-name="T23_2"><text:s/></text:span><text:span text:style-name="T23_3">Analysis</text:span></text:h>
      <text:h text:style-name="P24" text:outline-level="10"><text:bookmark-start text:name="h.cizdts6ye33u"/><text:bookmark-end text:name="h.cizdts6ye33u"/><text:span text:style-name="T24_1">Sanity</text:span><text:span text:style-name="T24_2"><text:s/></text:span><text:span text:style-name="T24_3">Checks</text:span></text:h>
      <text:p text:style-name="P25"><text:span text:style-name="T25_1">For</text:span><text:span text:style-name="T25_2"><text:s/></text:span><text:span text:style-name="T25_3">each</text:span><text:span text:style-name="T25_4"><text:s/></text:span><text:span text:style-name="T25_5">of</text:span><text:span text:style-name="T25_6"><text:s/></text:span><text:span text:style-name="T25_7">your</text:span><text:span text:style-name="T25_8"><text:s/></text:span><text:span text:style-name="T25_9">invariant</text:span><text:span text:style-name="T25_10"><text:s/></text:span><text:span text:style-name="T25_11">metrics</text:span><text:span text:style-name="T25_12">,<text:s/></text:span><text:span text:style-name="T25_13">give</text:span><text:span text:style-name="T25_14"><text:s/></text:span><text:span text:style-name="T25_15">the</text:span><text:span text:style-name="T25_16"><text:s/>95%<text:s/></text:span><text:span text:style-name="T25_17">confidence</text:span><text:span text:style-name="T25_18"><text:s/></text:span><text:span text:style-name="T25_19">interval</text:span><text:span text:style-name="T25_20"><text:s/></text:span><text:span text:style-name="T25_21">for</text:span><text:span text:style-name="T25_22"><text:s/></text:span><text:span text:style-name="T25_23">the</text:span><text:span text:style-name="T25_24"><text:s/></text:span><text:span text:style-name="T25_25">value</text:span><text:span text:style-name="T25_26"><text:s/></text:span><text:span text:style-name="T25_27">you</text:span><text:span text:style-name="T25_28"><text:s/></text:span><text:span text:style-name="T25_29">expect</text:span><text:span text:style-name="T25_30"><text:s/></text:span><text:span text:style-name="T25_31">to</text:span><text:span text:style-name="T25_32"><text:s/></text:span><text:span text:style-name="T25_33">observe</text:span><text:span text:style-name="T25_34">,<text:s/></text:span><text:span text:style-name="T25_35">the</text:span><text:span text:style-name="T25_36"><text:s/></text:span><text:span text:style-name="T25_37">actual</text:span><text:span text:style-name="T25_38"><text:s/></text:span><text:span text:style-name="T25_39">observed</text:span><text:span text:style-name="T25_40"><text:s/></text:span><text:span text:style-name="T25_41">value</text:span><text:span text:style-name="T25_42">,<text:s/></text:span><text:span text:style-name="T25_43">and</text:span><text:span text:style-name="T25_44"><text:s/></text:span><text:span text:style-name="T25_45">whether</text:span><text:span text:style-name="T25_46"><text:s/></text:span><text:span text:style-name="T25_47">the</text:span><text:span text:style-name="T25_48"><text:s/></text:span><text:span text:style-name="T25_49">metric</text:span><text:span text:style-name="T25_50"><text:s/></text:span><text:span text:style-name="T25_51">passes</text:span><text:span text:style-name="T25_52"><text:s/></text:span><text:span text:style-name="T25_53">your</text:span><text:span text:style-name="T25_54"><text:s/></text:span><text:span text:style-name="T25_55">sanity</text:span><text:span text:style-name="T25_56"><text:s/></text:span><text:span text:style-name="T25_57">check</text:span><text:span text:style-name="T25_58">.<text:s/>(</text:span><text:span text:style-name="T25_59">These</text:span><text:span text:style-name="T25_60"><text:s/></text:span><text:span text:style-name="T25_61">should</text:span><text:span text:style-name="T25_62"><text:s/></text:span><text:span text:style-name="T25_63">be</text:span><text:span text:style-name="T25_64"><text:s/></text:span><text:span text:style-name="T25_65">the</text:span><text:span text:style-name="T25_66"><text:s/></text:span><text:span text:style-name="T25_67">answers</text:span><text:span text:style-name="T25_68"><text:s/></text:span><text:span text:style-name="T25_69">from</text:span><text:span text:style-name="T25_70"><text:s/></text:span><text:span text:style-name="T25_71">the</text:span><text:span text:style-name="T25_72"><text:s/>"</text:span><text:span text:style-name="T25_73">Sanity</text:span><text:span text:style-name="T25_74"><text:s/></text:span><text:span text:style-name="T25_75">Checks</text:span><text:span text:style-name="T25_76">"<text:s/></text:span><text:span text:style-name="T25_77">quiz</text:span><text:span text:style-name="T25_78">.)</text:span></text:p>
      <text:p text:style-name="P26"/>
      <text:p text:style-name="P27"><text:span text:style-name="T27_1">For</text:span><text:span text:style-name="T27_2"><text:s/></text:span><text:span text:style-name="T27_3">any</text:span><text:span text:style-name="T27_4"><text:s/></text:span><text:span text:style-name="T27_5">sanity</text:span><text:span text:style-name="T27_6"><text:s/></text:span><text:span text:style-name="T27_7">check</text:span><text:span text:style-name="T27_8"><text:s/></text:span><text:span text:style-name="T27_9">that</text:span><text:span text:style-name="T27_10"><text:s/></text:span><text:span text:style-name="T27_11">did</text:span><text:span text:style-name="T27_12"><text:s/></text:span><text:span text:style-name="T27_13">not</text:span><text:span text:style-name="T27_14"><text:s/></text:span><text:span text:style-name="T27_15">pass</text:span><text:span text:style-name="T27_16">,<text:s/></text:span><text:span text:style-name="T27_17">explain</text:span><text:span text:style-name="T27_18"><text:s/></text:span><text:span text:style-name="T27_19">your</text:span><text:span text:style-name="T27_20"><text:s/></text:span><text:span text:style-name="T27_21">best</text:span><text:span text:style-name="T27_22"><text:s/></text:span><text:span text:style-name="T27_23">guess</text:span><text:span text:style-name="T27_24"><text:s/></text:span><text:span text:style-name="T27_25">as</text:span><text:span text:style-name="T27_26"><text:s/></text:span><text:span text:style-name="T27_27">to</text:span><text:span text:style-name="T27_28"><text:s/></text:span><text:span text:style-name="T27_29">what</text:span><text:span text:style-name="T27_30"><text:s/></text:span><text:span text:style-name="T27_31">went</text:span><text:span text:style-name="T27_32"><text:s/></text:span><text:span text:style-name="T27_33">wrong</text:span><text:span text:style-name="T27_34"><text:s/></text:span><text:span text:style-name="T27_35">based</text:span><text:span text:style-name="T27_36"><text:s/></text:span><text:span text:style-name="T27_37">on</text:span><text:span text:style-name="T27_38"><text:s/></text:span><text:span text:style-name="T27_39">the</text:span><text:span text:style-name="T27_40"><text:s/></text:span><text:span text:style-name="T27_41">day</text:span><text:span text:style-name="T27_42">-</text:span><text:span text:style-name="T27_43">by</text:span><text:span text:style-name="T27_44">-</text:span><text:span text:style-name="T27_45">day</text:span><text:span text:style-name="T27_46"><text:s/></text:span><text:span text:style-name="T27_47">data</text:span><text:span text:style-name="T27_48">.<text:s/></text:span><text:span text:style-name="T27_49">Do</text:span><text:span text:style-name="T27_50"><text:s/></text:span><text:span text:style-name="T27_51">not</text:span><text:span text:style-name="T27_52"><text:s/></text:span><text:span text:style-name="T27_53">proceed</text:span><text:span text:style-name="T27_54"><text:s/></text:span><text:span text:style-name="T27_55">to</text:span><text:span text:style-name="T27_56"><text:s/></text:span><text:span text:style-name="T27_57">the</text:span><text:span text:style-name="T27_58"><text:s/></text:span><text:span text:style-name="T27_59">rest</text:span><text:span text:style-name="T27_60"><text:s/></text:span><text:span text:style-name="T27_61">of</text:span><text:span text:style-name="T27_62"><text:s/></text:span><text:span text:style-name="T27_63">the</text:span><text:span text:style-name="T27_64"><text:s/></text:span><text:span text:style-name="T27_65">analysis</text:span><text:span text:style-name="T27_66"><text:s/></text:span><text:span text:style-name="T27_67">unless</text:span><text:span text:style-name="T27_68"><text:s/></text:span><text:span text:style-name="T27_69">all</text:span><text:span text:style-name="T27_70"><text:s/></text:span><text:span text:style-name="T27_71">sanity</text:span><text:span text:style-name="T27_72"><text:s/></text:span><text:span text:style-name="T27_73">checks</text:span><text:span text:style-name="T27_74"><text:s/></text:span><text:span text:style-name="T27_75">pass</text:span><text:span text:style-name="T27_76">.</text:span></text:p>
      <text:p text:style-name="P28"/>
      <text:h text:style-name="P29" text:outline-level="10"><text:bookmark-start text:name="h.p5issp8oaf4a"/><text:bookmark-end text:name="h.p5issp8oaf4a"/><text:span text:style-name="T29_1">Result</text:span><text:span text:style-name="T29_2"><text:s/></text:span><text:span text:style-name="T29_3">Analysis</text:span></text:h>
      <text:h text:style-name="P30" text:outline-level="10"><text:bookmark-start text:name="h.52n1ah20cmce"/><text:bookmark-end text:name="h.52n1ah20cmce"/><text:span text:style-name="T30_1">Effect</text:span><text:span text:style-name="T30_2"><text:s/></text:span><text:span text:style-name="T30_3">Size</text:span><text:span text:style-name="T30_4"><text:s/></text:span><text:span text:style-name="T30_5">Tests</text:span></text:h>
      <text:p text:style-name="P31"><text:span text:style-name="T31_1">For</text:span><text:span text:style-name="T31_2"><text:s/></text:span><text:span text:style-name="T31_3">each</text:span><text:span text:style-name="T31_4"><text:s/></text:span><text:span text:style-name="T31_5">of</text:span><text:span text:style-name="T31_6"><text:s/></text:span><text:span text:style-name="T31_7">your</text:span><text:span text:style-name="T31_8"><text:s/></text:span><text:span text:style-name="T31_9">evaluation</text:span><text:span text:style-name="T31_10"><text:s/></text:span><text:span text:style-name="T31_11">metrics</text:span><text:span text:style-name="T31_12">,<text:s/></text:span><text:span text:style-name="T31_13">give</text:span><text:span text:style-name="T31_14"><text:s/></text:span><text:span text:style-name="T31_15">a</text:span><text:span text:style-name="T31_16"><text:s/>95%<text:s/></text:span><text:span text:style-name="T31_17">confidence</text:span><text:span text:style-name="T31_18"><text:s/></text:span><text:span text:style-name="T31_19">interval</text:span><text:span text:style-name="T31_20"><text:s/></text:span><text:span text:style-name="T31_21">around</text:span><text:span text:style-name="T31_22"><text:s/></text:span><text:span text:style-name="T31_23">the</text:span><text:span text:style-name="T31_24"><text:s/></text:span><text:span text:style-name="T31_25">difference</text:span><text:span text:style-name="T31_26"><text:s/></text:span><text:span text:style-name="T31_27">between</text:span><text:span text:style-name="T31_28"><text:s/></text:span><text:span text:style-name="T31_29">the</text:span><text:span text:style-name="T31_30"><text:s/></text:span><text:span text:style-name="T31_31">experiment</text:span><text:span text:style-name="T31_32"><text:s/></text:span><text:span text:style-name="T31_33">and</text:span><text:span text:style-name="T31_34"><text:s/></text:span><text:span text:style-name="T31_35">control</text:span><text:span text:style-name="T31_36"><text:s/></text:span><text:span text:style-name="T31_37">groups</text:span><text:span text:style-name="T31_38">.<text:s/></text:span><text:span text:style-name="T31_39">Indicate</text:span><text:span text:style-name="T31_40"><text:s/></text:span><text:span text:style-name="T31_41">whether</text:span><text:span text:style-name="T31_42"><text:s/></text:span><text:span text:style-name="T31_43">each</text:span><text:span text:style-name="T31_44"><text:s/></text:span><text:span text:style-name="T31_45">metric</text:span><text:span text:style-name="T31_46"><text:s/></text:span><text:span text:style-name="T31_47">is</text:span><text:span text:style-name="T31_48"><text:s/></text:span><text:span text:style-name="T31_49">statistically</text:span><text:span text:style-name="T31_50"><text:s/></text:span><text:span text:style-name="T31_51">and</text:span><text:span text:style-name="T31_52"><text:s/></text:span><text:span text:style-name="T31_53">practically</text:span><text:span text:style-name="T31_54"><text:s/></text:span><text:span text:style-name="T31_55">significant</text:span><text:span text:style-name="T31_56">.<text:s/>(</text:span><text:span text:style-name="T31_57">These</text:span><text:span text:style-name="T31_58"><text:s/></text:span><text:span text:style-name="T31_59">should</text:span><text:span text:style-name="T31_60"><text:s/></text:span><text:span text:style-name="T31_61">be</text:span><text:span text:style-name="T31_62"><text:s/></text:span><text:span text:style-name="T31_63">the</text:span><text:span text:style-name="T31_64"><text:s/></text:span><text:span text:style-name="T31_65">answers</text:span><text:span text:style-name="T31_66"><text:s/></text:span><text:span text:style-name="T31_67">from</text:span><text:span text:style-name="T31_68"><text:s/></text:span><text:span text:style-name="T31_69">the</text:span><text:span text:style-name="T31_70"><text:s/>"</text:span><text:span text:style-name="T31_71">Effect</text:span><text:span text:style-name="T31_72"><text:s/></text:span><text:span text:style-name="T31_73">Size</text:span><text:span text:style-name="T31_74"><text:s/></text:span><text:span text:style-name="T31_75">Tests</text:span><text:span text:style-name="T31_76">"<text:s/></text:span><text:span text:style-name="T31_77">quiz</text:span><text:span text:style-name="T31_78">.)</text:span></text:p>
      <text:p text:style-name="P32"/>
      <text:h text:style-name="P33" text:outline-level="10"><text:bookmark-start text:name="h.clnogzxymvt2"/><text:bookmark-end text:name="h.clnogzxymvt2"/><text:span text:style-name="T33_1">Sign</text:span><text:span text:style-name="T33_2"><text:s/></text:span><text:span text:style-name="T33_3">Tests</text:span></text:h>
      <text:p text:style-name="P34"><text:span text:style-name="T34_1">For</text:span><text:span text:style-name="T34_2"><text:s/></text:span><text:span text:style-name="T34_3">each</text:span><text:span text:style-name="T34_4"><text:s/></text:span><text:span text:style-name="T34_5">of</text:span><text:span text:style-name="T34_6"><text:s/></text:span><text:span text:style-name="T34_7">your</text:span><text:span text:style-name="T34_8"><text:s/></text:span><text:span text:style-name="T34_9">evaluation</text:span><text:span text:style-name="T34_10"><text:s/></text:span><text:span text:style-name="T34_11">metrics</text:span><text:span text:style-name="T34_12">,<text:s/></text:span><text:span text:style-name="T34_13">do</text:span><text:span text:style-name="T34_14"><text:s/></text:span><text:span text:style-name="T34_15">a</text:span><text:span text:style-name="T34_16"><text:s/></text:span><text:span text:style-name="T34_17">sign</text:span><text:span text:style-name="T34_18"><text:s/></text:span><text:span text:style-name="T34_19">test</text:span><text:span text:style-name="T34_20"><text:s/></text:span><text:span text:style-name="T34_21">using</text:span><text:span text:style-name="T34_22"><text:s/></text:span><text:span text:style-name="T34_23">the</text:span><text:span text:style-name="T34_24"><text:s/></text:span><text:span text:style-name="T34_25">day</text:span><text:span text:style-name="T34_26">-</text:span><text:span text:style-name="T34_27">by</text:span><text:span text:style-name="T34_28">-</text:span><text:span text:style-name="T34_29">day</text:span><text:span text:style-name="T34_30"><text:s/></text:span><text:span text:style-name="T34_31">data</text:span><text:span text:style-name="T34_32">,<text:s/></text:span><text:span text:style-name="T34_33">and</text:span><text:span text:style-name="T34_34"><text:s/></text:span><text:span text:style-name="T34_35">report</text:span><text:span text:style-name="T34_36"><text:s/></text:span><text:span text:style-name="T34_37">the</text:span><text:span text:style-name="T34_38"><text:s/></text:span><text:span text:style-name="T34_39">p</text:span><text:span text:style-name="T34_40">-</text:span><text:span text:style-name="T34_41">value</text:span><text:span text:style-name="T34_42"><text:s/></text:span><text:span text:style-name="T34_43">of</text:span><text:span text:style-name="T34_44"><text:s/></text:span><text:span text:style-name="T34_45">the</text:span><text:span text:style-name="T34_46"><text:s/></text:span><text:span text:style-name="T34_47">sign</text:span><text:span text:style-name="T34_48"><text:s/></text:span><text:span text:style-name="T34_49">test</text:span><text:span text:style-name="T34_50"><text:s/></text:span><text:span text:style-name="T34_51">and</text:span><text:span text:style-name="T34_52"><text:s/></text:span><text:span text:style-name="T34_53">whether</text:span><text:span text:style-name="T34_54"><text:s/></text:span><text:span text:style-name="T34_55">the</text:span><text:span text:style-name="T34_56"><text:s/></text:span><text:span text:style-name="T34_57">result</text:span><text:span text:style-name="T34_58"><text:s/></text:span><text:span text:style-name="T34_59">is</text:span><text:span text:style-name="T34_60"><text:s/></text:span><text:span text:style-name="T34_61">statistically</text:span><text:span text:style-name="T34_62"><text:s/></text:span><text:span text:style-name="T34_63">significant</text:span><text:span text:style-name="T34_64">.<text:s/>(</text:span><text:span text:style-name="T34_65">These</text:span><text:span text:style-name="T34_66"><text:s/></text:span><text:span text:style-name="T34_67">should</text:span><text:span text:style-name="T34_68"><text:s/></text:span><text:span text:style-name="T34_69">be</text:span><text:span text:style-name="T34_70"><text:s/></text:span><text:span text:style-name="T34_71">the</text:span><text:span text:style-name="T34_72"><text:s/></text:span><text:span text:style-name="T34_73">answers</text:span><text:span text:style-name="T34_74"><text:s/></text:span><text:span text:style-name="T34_75">from</text:span><text:span text:style-name="T34_76"><text:s/></text:span><text:span text:style-name="T34_77">the</text:span><text:span text:style-name="T34_78"><text:s/>"</text:span><text:span text:style-name="T34_79">Sign</text:span><text:span text:style-name="T34_80"><text:s/></text:span><text:span text:style-name="T34_81">Tests</text:span><text:span text:style-name="T34_82">"<text:s/></text:span><text:span text:style-name="T34_83">quiz</text:span><text:span text:style-name="T34_84">.)</text:span></text:p>
      <text:p text:style-name="P35"/>
      <text:h text:style-name="P36" text:outline-level="10"><text:bookmark-start text:name="h.ea3c918crur0"/><text:bookmark-end text:name="h.ea3c918crur0"/><text:span text:style-name="T36_1">Summary</text:span></text:h>
      <text:p text:style-name="P37"><text:span text:style-name="T37_1">State</text:span><text:span text:style-name="T37_2"><text:s/></text:span><text:span text:style-name="T37_3">whether</text:span><text:span text:style-name="T37_4"><text:s/></text:span><text:span text:style-name="T37_5">you</text:span><text:span text:style-name="T37_6"><text:s/></text:span><text:span text:style-name="T37_7">used</text:span><text:span text:style-name="T37_8"><text:s/></text:span><text:span text:style-name="T37_9">the</text:span><text:span text:style-name="T37_10"><text:s/></text:span><text:span text:style-name="T37_11">Bonferroni</text:span><text:span text:style-name="T37_12"><text:s/></text:span><text:span text:style-name="T37_13">correction</text:span><text:span text:style-name="T37_14">,<text:s/></text:span><text:span text:style-name="T37_15">and</text:span><text:span text:style-name="T37_16"><text:s/></text:span><text:span text:style-name="T37_17">explain</text:span><text:span text:style-name="T37_18"><text:s/></text:span><text:span text:style-name="T37_19">why</text:span><text:span text:style-name="T37_20"><text:s/></text:span><text:span text:style-name="T37_21">or</text:span><text:span text:style-name="T37_22"><text:s/></text:span><text:span text:style-name="T37_23">why</text:span><text:span text:style-name="T37_24"><text:s/></text:span><text:span text:style-name="T37_25">not</text:span><text:span text:style-name="T37_26">.<text:s/></text:span><text:span text:style-name="T37_27">If</text:span><text:span text:style-name="T37_28"><text:s/></text:span><text:span text:style-name="T37_29">there</text:span><text:span text:style-name="T37_30"><text:s/></text:span><text:span text:style-name="T37_31">are</text:span><text:span text:style-name="T37_32"><text:s/></text:span><text:span text:style-name="T37_33">any</text:span><text:span text:style-name="T37_34"><text:s/></text:span><text:span text:style-name="T37_35">discrepancies</text:span><text:span text:style-name="T37_36"><text:s/></text:span><text:span text:style-name="T37_37">between</text:span><text:span text:style-name="T37_38"><text:s/></text:span><text:span text:style-name="T37_39">the</text:span><text:span text:style-name="T37_40"><text:s/></text:span><text:span text:style-name="T37_41">effect</text:span><text:span text:style-name="T37_42"><text:s/></text:span><text:span text:style-name="T37_43">size</text:span><text:span text:style-name="T37_44"><text:s/></text:span><text:span text:style-name="T37_45">hypothesis</text:span><text:span text:style-name="T37_46"><text:s/></text:span><text:span text:style-name="T37_47">tests</text:span><text:span text:style-name="T37_48"><text:s/></text:span><text:span text:style-name="T37_49">and</text:span><text:span text:style-name="T37_50"><text:s/></text:span><text:span text:style-name="T37_51">the</text:span><text:span text:style-name="T37_52"><text:s/></text:span><text:span text:style-name="T37_53">sign</text:span><text:span text:style-name="T37_54"><text:s/></text:span><text:span text:style-name="T37_55">tests</text:span><text:span text:style-name="T37_56">,<text:s/></text:span><text:span text:style-name="T37_57">describe</text:span><text:span text:style-name="T37_58"><text:s/></text:span><text:span text:style-name="T37_59">the</text:span><text:span text:style-name="T37_60"><text:s/></text:span><text:span text:style-name="T37_61">discrepancy</text:span><text:span text:style-name="T37_62"><text:s/></text:span><text:span text:style-name="T37_63">and</text:span><text:span text:style-name="T37_64"><text:s/></text:span><text:span text:style-name="T37_65">why</text:span><text:span text:style-name="T37_66"><text:s/></text:span><text:span text:style-name="T37_67">you</text:span><text:span text:style-name="T37_68"><text:s/></text:span><text:span text:style-name="T37_69">think</text:span><text:span text:style-name="T37_70"><text:s/></text:span><text:span text:style-name="T37_71">it</text:span><text:span text:style-name="T37_72"><text:s/></text:span><text:span text:style-name="T37_73">arose</text:span><text:span text:style-name="T37_74">.</text:span></text:p>
      <text:p text:style-name="P38"/>
      <text:h text:style-name="P39" text:outline-level="10"><text:bookmark-start text:name="h.2iroxj5zbf41"/><text:bookmark-end text:name="h.2iroxj5zbf41"/><text:span text:style-name="T39_1">Recommendation</text:span></text:h>
      <text:p text:style-name="P40"><text:span text:style-name="T40_1">Make</text:span><text:span text:style-name="T40_2"><text:s/></text:span><text:span text:style-name="T40_3">a</text:span><text:span text:style-name="T40_4"><text:s/></text:span><text:span text:style-name="T40_5">recommendation</text:span><text:span text:style-name="T40_6"><text:s/></text:span><text:span text:style-name="T40_7">and</text:span><text:span text:style-name="T40_8"><text:s/></text:span><text:span text:style-name="T40_9">briefly</text:span><text:span text:style-name="T40_10"><text:s/></text:span><text:span text:style-name="T40_11">describe</text:span><text:span text:style-name="T40_12"><text:s/></text:span><text:span text:style-name="T40_13">your</text:span><text:span text:style-name="T40_14"><text:s/></text:span><text:span text:style-name="T40_15">reasoning</text:span><text:span text:style-name="T40_16">.</text:span></text:p>
      <text:p text:style-name="P41"/>
      <text:h text:style-name="P42" text:outline-level="10"><text:bookmark-start text:name="h.oz1x1oon17xf"/><text:bookmark-end text:name="h.oz1x1oon17xf"/><text:span text:style-name="T42_1">Follow</text:span><text:span text:style-name="T42_2">-</text:span><text:span text:style-name="T42_3">Up</text:span><text:span text:style-name="T42_4"><text:s/></text:span><text:span text:style-name="T42_5">Experiment</text:span></text:h>
      <text:p text:style-name="P43"><text:span text:style-name="T43_1">Give</text:span><text:span text:style-name="T43_2"><text:s/></text:span><text:span text:style-name="T43_3">a</text:span><text:span text:style-name="T43_4"><text:s/></text:span><text:span text:style-name="T43_5">high</text:span><text:span text:style-name="T43_6">-</text:span><text:span text:style-name="T43_7">level</text:span><text:span text:style-name="T43_8"><text:s/></text:span><text:span text:style-name="T43_9">description</text:span><text:span text:style-name="T43_10"><text:s/></text:span><text:span text:style-name="T43_11">of</text:span><text:span text:style-name="T43_12"><text:s/></text:span><text:span text:style-name="T43_13">the</text:span><text:span text:style-name="T43_14"><text:s/></text:span><text:span text:style-name="T43_15">follow</text:span><text:span text:style-name="T43_16"><text:s/></text:span><text:span text:style-name="T43_17">up</text:span><text:span text:style-name="T43_18"><text:s/></text:span><text:span text:style-name="T43_19">experiment</text:span><text:span text:style-name="T43_20"><text:s/></text:span><text:span text:style-name="T43_21">you</text:span><text:span text:style-name="T43_22"><text:s/></text:span><text:span text:style-name="T43_23">would</text:span><text:span text:style-name="T43_24"><text:s/></text:span><text:span text:style-name="T43_25">run</text:span><text:span text:style-name="T43_26">,<text:s/></text:span><text:span text:style-name="T43_27">what</text:span><text:span text:style-name="T43_28"><text:s/></text:span><text:span text:style-name="T43_29">your</text:span><text:span text:style-name="T43_30"><text:s/></text:span><text:span text:style-name="T43_31">hypothesis</text:span><text:span text:style-name="T43_32"><text:s/></text:span><text:span text:style-name="T43_33">would</text:span><text:span text:style-name="T43_34"><text:s/></text:span><text:span text:style-name="T43_35">be</text:span><text:span text:style-name="T43_36">,<text:s/></text:span><text:span text:style-name="T43_37">what</text:span><text:span text:style-name="T43_38"><text:s/></text:span><text:span text:style-name="T43_39">metrics</text:span><text:span text:style-name="T43_40"><text:s/></text:span><text:span text:style-name="T43_41">you</text:span><text:span text:style-name="T43_42"><text:s/></text:span><text:span text:style-name="T43_43">would</text:span><text:span text:style-name="T43_44"><text:s/></text:span><text:span text:style-name="T43_45">want</text:span><text:span text:style-name="T43_46"><text:s/></text:span><text:span text:style-name="T43_47">to</text:span><text:span text:style-name="T43_48"><text:s/></text:span><text:span text:style-name="T43_49">measure</text:span><text:span text:style-name="T43_50">,<text:s/></text:span><text:span text:style-name="T43_51">what</text:span><text:span text:style-name="T43_52"><text:s/></text:span><text:span text:style-name="T43_53">your</text:span><text:span text:style-name="T43_54"><text:s/></text:span><text:span text:style-name="T43_55">unit</text:span><text:span text:style-name="T43_56"><text:s/></text:span><text:span text:style-name="T43_57">of</text:span><text:span text:style-name="T43_58"><text:s/></text:span><text:span text:style-name="T43_59">diversion</text:span><text:span text:style-name="T43_60"><text:s/></text:span><text:span text:style-name="T43_61">would</text:span><text:span text:style-name="T43_62"><text:s/></text:span><text:span text:style-name="T43_63">be</text:span><text:span text:style-name="T43_64">,<text:s/></text:span><text:span text:style-name="T43_65">and</text:span><text:span text:style-name="T43_66"><text:s/></text:span><text:span text:style-name="T43_67">your</text:span><text:span text:style-name="T43_68"><text:s/></text:span><text:span text:style-name="T43_69">reasoning</text:span><text:span text:style-name="T43_70"><text:s/></text:span><text:span text:style-name="T43_71">for</text:span><text:span text:style-name="T43_72"><text:s/></text:span><text:span text:style-name="T43_73">these</text:span><text:span text:style-name="T43_74"><text:s/></text:span><text:span text:style-name="T43_75">choices</text:span><text:span text:style-name="T43_76">.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Roboto" svg:font-family="Roboto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color="#980000" style:font-name="Roboto" fo:font-size="16pt" style:font-name-asian="Roboto" style:font-size-asian="16pt" style:font-name-complex="Roboto" style:font-size-complex="16pt"/>
    </style:style>
    <style:style style:name="Heading_20_2" style:display-name="Heading 2" style:family="paragraph" style:parent-style-name="Standard">
      <style:paragraph-properties fo:break-before="auto" fo:line-height="115%" style:writing-mode="lr-tb"/>
      <style:text-properties fo:color="#980000" style:font-name="Roboto" fo:font-size="13pt" style:font-name-asian="Roboto" style:font-size-asian="13pt" style:font-name-complex="Roboto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style:writing-mode="lr-tb"/>
      <style:text-properties fo:color="#666666" style:font-name="Roboto" fo:font-size="12pt" style:font-name-asian="Roboto" style:font-size-asian="12pt" style:font-name-complex="Roboto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